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5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00.01pt"/>
    </style:style>
    <style:style style:name="co26" style:family="table-column">
      <style:table-column-properties fo:break-before="auto" style:column-width="99.3pt"/>
    </style:style>
    <style:style style:name="co4" style:family="table-column">
      <style:table-column-properties fo:break-before="auto" style:column-width="33.31pt"/>
    </style:style>
    <style:style style:name="co5" style:family="table-column">
      <style:table-column-properties fo:break-before="auto" style:column-width="177.25pt"/>
    </style:style>
    <style:style style:name="co6" style:family="table-column">
      <style:table-column-properties fo:break-before="auto" style:column-width="36.11pt"/>
    </style:style>
    <style:style style:name="co7" style:family="table-column">
      <style:table-column-properties fo:break-before="auto" style:column-width="68.34pt"/>
    </style:style>
    <style:style style:name="co8" style:family="table-column">
      <style:table-column-properties fo:break-before="auto" style:column-width="38.01pt"/>
    </style:style>
    <style:style style:name="co9" style:family="table-column">
      <style:table-column-properties fo:break-before="auto" style:column-width="60.55pt"/>
    </style:style>
    <style:style style:name="co10" style:family="table-column">
      <style:table-column-properties fo:break-before="auto" style:column-width="53.89pt"/>
    </style:style>
    <style:style style:name="co11" style:family="table-column">
      <style:table-column-properties fo:break-before="auto" style:column-width="53.29pt"/>
    </style:style>
    <style:style style:name="co12" style:family="table-column">
      <style:table-column-properties fo:break-before="auto" style:column-width="42.21pt"/>
    </style:style>
    <style:style style:name="co13" style:family="table-column">
      <style:table-column-properties fo:break-before="auto" style:column-width="48.3pt"/>
    </style:style>
    <style:style style:name="co14" style:family="table-column">
      <style:table-column-properties fo:break-before="auto" style:column-width="58.11pt"/>
    </style:style>
    <style:style style:name="co16" style:family="table-column">
      <style:table-column-properties fo:break-before="auto" style:column-width="47.76pt"/>
    </style:style>
    <style:style style:name="co17" style:family="table-column">
      <style:table-column-properties fo:break-before="auto" style:column-width="78.89pt"/>
    </style:style>
    <style:style style:name="co18" style:family="table-column">
      <style:table-column-properties fo:break-before="auto" style:column-width="40.56pt"/>
    </style:style>
    <style:style style:name="co19" style:family="table-column">
      <style:table-column-properties fo:break-before="auto" style:column-width="83.85pt"/>
    </style:style>
    <style:style style:name="co20" style:family="table-column">
      <style:table-column-properties fo:break-before="auto" style:column-width="440.45pt"/>
    </style:style>
    <style:style style:name="co21" style:family="table-column">
      <style:table-column-properties fo:break-before="auto" style:column-width="39.46pt"/>
    </style:style>
    <style:style style:name="co22" style:family="table-column">
      <style:table-column-properties fo:break-before="auto" style:column-width="43.74pt"/>
    </style:style>
    <style:style style:name="co23" style:family="table-column">
      <style:table-column-properties fo:break-before="auto" style:column-width="98.36pt"/>
    </style:style>
    <style:style style:name="co24" style:family="table-column">
      <style:table-column-properties fo:break-before="auto" style:column-width="111.09pt"/>
    </style:style>
    <style:style style:name="co27" style:family="table-column">
      <style:table-column-properties fo:break-before="auto" style:column-width="86.66pt"/>
    </style:style>
    <style:style style:name="co28" style:family="table-column">
      <style:table-column-properties fo:break-before="auto" style:column-width="81.1pt"/>
    </style:style>
    <style:style style:name="co29" style:family="table-column">
      <style:table-column-properties fo:break-before="auto" style:column-width="101.65pt"/>
    </style:style>
    <style:style style:name="ro7" style:family="table-row">
      <style:table-row-properties style:row-height="34.04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.11pt" fo:break-before="auto" style:use-optimal-row-height="false"/>
    </style:style>
    <style:style style:name="ro4" style:family="table-row">
      <style:table-row-properties style:row-height="13.61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2.61pt" fo:break-before="auto" style:use-optimal-row-height="false"/>
    </style:style>
    <style:style style:name="ro8" style:family="table-row">
      <style:table-row-properties style:row-height="21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ext-properties style:font-name="Liberation Sans" style:font-name-asian="AR PL SungtiL GB" style:font-name-complex="FreeSans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no-wrap"/>
      <style:text-properties style:font-name="Liberation Sans" style:font-name-asian="AR PL SungtiL GB" style:font-name-complex="FreeSans"/>
    </style:style>
    <style:style style:name="ce3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</style:style>
    <style:style style:name="ce30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Liberation Sans" style:font-name-asian="AR PL SungtiL GB" style:font-name-complex="FreeSans"/>
    </style:style>
    <style:style style:name="ce40" style:family="table-cell" style:parent-style-name="Default">
      <style:text-properties style:font-name="Liberation Sans" style:font-name-asian="AR PL SungtiL GB" style:font-name-complex="FreeSans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fo:font-weight="normal" style:font-name-asian="AR PL SungtiL GB" style:font-weight-asian="normal" style:font-name-complex="FreeSans" style:font-weight-complex="normal"/>
    </style:style>
    <style:style style:name="ce26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style:font-name-asian="AR PL SungtiL GB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ergy-reg2prism" table:style-name="ta1">
        <table:table-column table:style-name="co4" table:default-cell-style-name="ce2"/>
        <table:table-column table:style-name="co5" table:default-cell-style-name="ce11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5" table:number-columns-repeated="2" table:default-cell-style-name="ce21"/>
        <table:table-column table:style-name="co15" table:default-cell-style-name="ce2"/>
        <table:table-column table:style-name="co19" table:default-cell-style-name="ce2"/>
        <table:table-column table:style-name="co20" table:default-cell-style-name="ce2"/>
        <table:table-column table:style-name="co15" table:number-columns-repeated="13" table:default-cell-style-name="ce2"/>
        <table:table-column table:style-name="co15" table:number-columns-repeated="991" table:default-cell-style-name="Default"/>
        <table:table-row table:style-name="ro1">
          <table:table-cell table:style-name="Default" office:value-type="string" calcext:value-type="string">
            <text:p>Property: </text:p>
          </table:table-cell>
          <table:table-cell table:style-name="Default" office:value-type="string" calcext:value-type="string">
            <text:p>energy-reg2prism</text:p>
          </table:table-cell>
          <table:table-cell table:style-name="Default" table:number-columns-repeated="3"/>
          <table:table-cell table:style-name="Default" office:value-type="string" calcext:value-type="string">
            <text:p>Independent variables</text:p>
          </table:table-cell>
          <table:table-cell table:style-name="Default" table:number-columns-repeated="4"/>
          <table:table-cell/>
          <table:table-cell office:value-type="string" calcext:value-type="string">
            <text:p>Dependent variable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Derived variables</text:p>
          </table:table-cell>
          <table:table-cell table:style-name="Default" table:number-columns-repeated="17"/>
          <table:table-cell table:number-columns-repeated="991"/>
        </table:table-row>
        <table:table-row table:style-name="ro3">
          <table:table-cell table:style-name="ce9" office:value-type="string" calcext:value-type="string">
            <text:p><text:s/>Run # </text:p>
          </table:table-cell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Map </text:p>
          </table:table-cell>
          <table:table-cell table:style-name="ce9" office:value-type="string" calcext:value-type="string">
            <text:p>View name</text:p>
          </table:table-cell>
          <table:table-cell table:style-name="ce9" office:value-type="string" calcext:value-type="string">
            <text:p>Model name</text:p>
          </table:table-cell>
          <table:table-cell table:style-name="ce9" office:value-type="string" calcext:value-type="string">
            <office:annotation draw:style-name="gr1" draw:text-style-name="P2" svg:width="82.18pt" svg:height="50.49pt" svg:x="438.35pt" svg:y="0pt" draw:caption-point-x="-17.29pt" draw:caption-point-y="13.07pt">
              <dc:creator>IR</dc:creator>
              <dc:date>2018-01-20T00:00:00</dc:date>
              <text:p text:style-name="P1"><text:span text:style-name="T1">Straight or charging (if charging is y)</text:span></text:p>
              <text:p text:style-name="P1"><text:span text:style-name="T1"/></text:p>
            </office:annotation>
            <text:p># steps</text:p>
          </table:table-cell>
          <table:table-cell table:style-name="ce9" office:value-type="string" calcext:value-type="string">
            <text:p>Variable length (y/n)</text:p>
          </table:table-cell>
          <table:table-cell table:style-name="ce9" office:value-type="string" calcext:value-type="string">
            <text:p>Charging (y/n)</text:p>
          </table:table-cell>
          <table:table-cell table:style-name="ce9" office:value-type="string" calcext:value-type="string">
            <text:p>Rotations (y/n)</text:p>
          </table:table-cell>
          <table:table-cell table:style-name="ce30" office:value-type="string" calcext:value-type="string">
            <text:p># satvals</text:p>
          </table:table-cell>
          <table:table-cell table:style-name="ce9" office:value-type="string" calcext:value-type="string">
            <text:p>Total time (s)</text:p>
          </table:table-cell>
          <table:table-cell table:style-name="ce9" office:value-type="string" calcext:value-type="string">
            <text:p>Saturation time (s)</text:p>
          </table:table-cell>
          <table:table-cell table:style-name="ce9" office:value-type="string" calcext:value-type="string">
            <text:p>SMT time (s)</text:p>
          </table:table-cell>
          <table:table-cell table:style-name="ce9" office:value-type="string" calcext:value-type="string">
            <text:p>Finding satvals interp time (s)</text:p>
          </table:table-cell>
          <table:table-cell table:style-name="ce20" office:value-type="string" calcext:value-type="string">
            <text:p>PRISM time (s)</text:p>
          </table:table-cell>
          <table:table-cell table:style-name="ce20" office:value-type="string" calcext:value-type="string">
            <text:p>SMT time per satval (s)</text:p>
          </table:table-cell>
          <table:table-cell table:style-name="ce20" office:value-type="string" calcext:value-type="string">
            <text:p>PRISM time per satval (s)</text:p>
          </table:table-cell>
          <table:table-cell table:style-name="ce9" office:value-type="string" calcext:value-type="string">
            <text:p>IPL overhead(s)</text:p>
          </table:table-cell>
          <table:table-cell table:style-name="ce9" office:value-type="string" calcext:value-type="string">
            <text:p>IPL overhead (%)</text:p>
          </table:table-cell>
          <table:table-cell table:style-name="ce22" office:value-type="string" calcext:value-type="string">
            <text:p>Comment</text:p>
          </table:table-cell>
          <table:table-cell table:style-name="Default" table:number-columns-repeated="13"/>
          <table:table-cell table:number-columns-repeated="991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energy-reg2prism-simple-4fixed-map0</text:p>
          </table:table-cell>
          <table:table-cell table:style-name="ce10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20.42" calcext:value-type="float">
            <text:p>20.42</text:p>
          </table:table-cell>
          <table:table-cell office:value-type="float" office:value="4.097" calcext:value-type="float">
            <text:p>4.097</text:p>
          </table:table-cell>
          <table:table-cell table:style-name="Default" office:value-type="float" office:value="4.012" calcext:value-type="float">
            <text:p>4.012</text:p>
          </table:table-cell>
          <table:table-cell table:style-name="Default" office:value-type="float" office:value="16.059" calcext:value-type="float">
            <text:p>16.059</text:p>
          </table:table-cell>
          <table:table-cell table:style-name="ce21" office:value-type="float" office:value="16.014" calcext:value-type="float">
            <text:p>16.014</text:p>
          </table:table-cell>
          <table:table-cell table:formula="of:=[.M3]/[.J3]" office:value-type="float" office:value="0.08024" calcext:value-type="float">
            <text:p>0.08024</text:p>
          </table:table-cell>
          <table:table-cell table:formula="of:=[.O3]/[.J3]" office:value-type="float" office:value="0.32028" calcext:value-type="float">
            <text:p>0.32028</text:p>
          </table:table-cell>
          <table:table-cell table:style-name="ce10" table:formula="of:=[.K3]-[.M3]-[.O3]" office:value-type="float" office:value="0.394000000000002" calcext:value-type="float">
            <text:p>0.394000000000002</text:p>
          </table:table-cell>
          <table:table-cell table:style-name="ce10" table:formula="of:=[.R3]*100/[.K3]" office:value-type="float" office:value="1.92948090107738" calcext:value-type="float">
            <text:p>1.92948090107738</text:p>
          </table:table-cell>
          <table:table-cell table:style-name="ce10" table:number-columns-repeated="100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energy-reg2prism-simple-5fixed-map0</text:p>
          </table:table-cell>
          <table:table-cell table:style-name="Default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8.486" calcext:value-type="float">
            <text:p>28.486</text:p>
          </table:table-cell>
          <table:table-cell office:value-type="float" office:value="5.549" calcext:value-type="float">
            <text:p>5.549</text:p>
          </table:table-cell>
          <table:table-cell office:value-type="float" office:value="5.477" calcext:value-type="float">
            <text:p>5.477</text:p>
          </table:table-cell>
          <table:table-cell table:style-name="Default" office:value-type="float" office:value="22.674" calcext:value-type="float">
            <text:p>22.674</text:p>
          </table:table-cell>
          <table:table-cell table:style-name="ce21" office:value-type="float" office:value="22.624" calcext:value-type="float">
            <text:p>22.624</text:p>
          </table:table-cell>
          <table:table-cell table:formula="of:=[.M4]/[.J4]" office:value-type="float" office:value="0.136925" calcext:value-type="float">
            <text:p>0.136925</text:p>
          </table:table-cell>
          <table:table-cell table:formula="of:=[.O4]/[.J4]" office:value-type="float" office:value="0.5656" calcext:value-type="float">
            <text:p>0.5656</text:p>
          </table:table-cell>
          <table:table-cell table:style-name="ce10" table:formula="of:=[.K4]-[.M4]-[.O4]" office:value-type="float" office:value="0.385000000000002" calcext:value-type="float">
            <text:p>0.385000000000002</text:p>
          </table:table-cell>
          <table:table-cell table:style-name="ce10" table:formula="of:=[.R4]*100/[.K4]" office:value-type="float" office:value="1.35154110791266" calcext:value-type="float">
            <text:p>1.35154110791266</text:p>
          </table:table-cell>
          <table:table-cell table:style-name="Default" table:number-columns-repeated="14"/>
          <table:table-cell table:number-columns-repeated="99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energy-reg2prism-simple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65.151" calcext:value-type="float">
            <text:p>65.151</text:p>
          </table:table-cell>
          <table:table-cell office:value-type="float" office:value="9.672" calcext:value-type="float">
            <text:p>9.672</text:p>
          </table:table-cell>
          <table:table-cell table:style-name="Default" office:value-type="float" office:value="9.541" calcext:value-type="float">
            <text:p>9.541</text:p>
          </table:table-cell>
          <table:table-cell table:style-name="Default" office:value-type="float" office:value="55.182" calcext:value-type="float">
            <text:p>55.182</text:p>
          </table:table-cell>
          <table:table-cell table:style-name="ce21" office:value-type="float" office:value="55.146" calcext:value-type="float">
            <text:p>55.146</text:p>
          </table:table-cell>
          <table:table-cell table:formula="of:=[.M5]/[.J5]" office:value-type="float" office:value="0.280617647058824" calcext:value-type="float">
            <text:p>0.280617647058824</text:p>
          </table:table-cell>
          <table:table-cell table:formula="of:=[.O5]/[.J5]" office:value-type="float" office:value="1.62194117647059" calcext:value-type="float">
            <text:p>1.62194117647059</text:p>
          </table:table-cell>
          <table:table-cell table:style-name="ce10" table:formula="of:=[.K5]-[.M5]-[.O5]" office:value-type="float" office:value="0.463999999999999" calcext:value-type="float">
            <text:p>0.463999999999999</text:p>
          </table:table-cell>
          <table:table-cell table:style-name="ce10" table:formula="of:=[.R5]*100/[.K5]" office:value-type="float" office:value="0.71219167779466" calcext:value-type="float">
            <text:p>0.71219167779466</text:p>
          </table:table-cell>
          <table:table-cell table:number-columns-repeated="100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energy-reg2prism-simple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94.015" calcext:value-type="float">
            <text:p>94.015</text:p>
          </table:table-cell>
          <table:table-cell office:value-type="float" office:value="7.769" calcext:value-type="float">
            <text:p>7.769</text:p>
          </table:table-cell>
          <table:table-cell table:style-name="Default" office:value-type="float" office:value="7.742" calcext:value-type="float">
            <text:p>7.742</text:p>
          </table:table-cell>
          <table:table-cell table:style-name="Default" office:value-type="float" office:value="85.87" calcext:value-type="float">
            <text:p>85.87</text:p>
          </table:table-cell>
          <table:table-cell table:style-name="ce21" office:value-type="float" office:value="85.841" calcext:value-type="float">
            <text:p>85.841</text:p>
          </table:table-cell>
          <table:table-cell table:formula="of:=[.M6]/[.J6]" office:value-type="float" office:value="0.483875" calcext:value-type="float">
            <text:p>0.483875</text:p>
          </table:table-cell>
          <table:table-cell table:formula="of:=[.O6]/[.J6]" office:value-type="float" office:value="5.3650625" calcext:value-type="float">
            <text:p>5.3650625</text:p>
          </table:table-cell>
          <table:table-cell table:style-name="ce10" table:formula="of:=[.K6]-[.M6]-[.O6]" office:value-type="float" office:value="0.432000000000002" calcext:value-type="float">
            <text:p>0.432000000000002</text:p>
          </table:table-cell>
          <table:table-cell table:style-name="ce10" table:formula="of:=[.R6]*100/[.K6]" office:value-type="float" office:value="0.459501143434561" calcext:value-type="float">
            <text:p>0.459501143434561</text:p>
          </table:table-cell>
          <table:table-cell table:number-columns-repeated="100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energy-reg2prism-simple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office:value-type="float" office:value="93.052" calcext:value-type="float">
            <text:p>93.052</text:p>
          </table:table-cell>
          <table:table-cell office:value-type="float" office:value="55.355" calcext:value-type="float">
            <text:p>55.355</text:p>
          </table:table-cell>
          <table:table-cell table:style-name="Default" office:value-type="float" office:value="54.971" calcext:value-type="float">
            <text:p>54.971</text:p>
          </table:table-cell>
          <table:table-cell table:style-name="Default" office:value-type="float" office:value="37.096" calcext:value-type="float">
            <text:p>37.096</text:p>
          </table:table-cell>
          <table:table-cell table:style-name="ce21" office:value-type="float" office:value="36.992" calcext:value-type="float">
            <text:p>36.992</text:p>
          </table:table-cell>
          <table:table-cell table:formula="of:=[.M7]/[.J7]" office:value-type="float" office:value="0.387119718309859" calcext:value-type="float">
            <text:p>0.387119718309859</text:p>
          </table:table-cell>
          <table:table-cell table:formula="of:=[.O7]/[.J7]" office:value-type="float" office:value="0.260507042253521" calcext:value-type="float">
            <text:p>0.260507042253521</text:p>
          </table:table-cell>
          <table:table-cell table:style-name="ce10" table:formula="of:=[.K7]-[.M7]-[.O7]" office:value-type="float" office:value="1.08900000000001" calcext:value-type="float">
            <text:p>1.08900000000001</text:p>
          </table:table-cell>
          <table:table-cell table:style-name="ce10" table:formula="of:=[.R7]*100/[.K7]" office:value-type="float" office:value="1.17031337316771" calcext:value-type="float">
            <text:p>1.17031337316771</text:p>
          </table:table-cell>
          <table:table-cell table:number-columns-repeated="100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energy-reg2prism-simple-5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2" calcext:value-type="float">
            <text:p>182</text:p>
          </table:table-cell>
          <table:table-cell office:value-type="float" office:value="238.54" calcext:value-type="float">
            <text:p>238.54</text:p>
          </table:table-cell>
          <table:table-cell office:value-type="float" office:value="142.62" calcext:value-type="float">
            <text:p>142.62</text:p>
          </table:table-cell>
          <table:table-cell table:style-name="Default" office:value-type="float" office:value="142.255" calcext:value-type="float">
            <text:p>142.255</text:p>
          </table:table-cell>
          <table:table-cell table:style-name="Default" office:value-type="float" office:value="95.273" calcext:value-type="float">
            <text:p>95.273</text:p>
          </table:table-cell>
          <table:table-cell office:value-type="float" office:value="95.1450000000001" calcext:value-type="float">
            <text:p>95.1450000000001</text:p>
          </table:table-cell>
          <table:table-cell table:formula="of:=[.M8]/[.J8]" office:value-type="float" office:value="0.781620879120879" calcext:value-type="float">
            <text:p>0.781620879120879</text:p>
          </table:table-cell>
          <table:table-cell table:formula="of:=[.O8]/[.J8]" office:value-type="float" office:value="0.522774725274726" calcext:value-type="float">
            <text:p>0.522774725274726</text:p>
          </table:table-cell>
          <table:table-cell table:style-name="ce10" table:formula="of:=[.K8]-[.M8]-[.O8]" office:value-type="float" office:value="1.1399999999999" calcext:value-type="float">
            <text:p>1.1399999999999</text:p>
          </table:table-cell>
          <table:table-cell table:style-name="ce10" table:formula="of:=[.R8]*100/[.K8]" office:value-type="float" office:value="0.477907269221054" calcext:value-type="float">
            <text:p>0.477907269221054</text:p>
          </table:table-cell>
          <table:table-cell table:number-columns-repeated="100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energy-reg2prism-simple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office:value-type="float" office:value="432.842" calcext:value-type="float">
            <text:p>432.842</text:p>
          </table:table-cell>
          <table:table-cell office:value-type="float" office:value="234.076" calcext:value-type="float">
            <text:p>234.076</text:p>
          </table:table-cell>
          <table:table-cell table:style-name="Default" office:value-type="float" office:value="233.613" calcext:value-type="float">
            <text:p>233.613</text:p>
          </table:table-cell>
          <table:table-cell table:style-name="Default" office:value-type="float" office:value="197.508" calcext:value-type="float">
            <text:p>197.508</text:p>
          </table:table-cell>
          <table:table-cell office:value-type="float" office:value="197.34" calcext:value-type="float">
            <text:p>197.34</text:p>
          </table:table-cell>
          <table:table-cell table:formula="of:=[.M9]/[.J9]" office:value-type="float" office:value="1.08154166666667" calcext:value-type="float">
            <text:p>1.08154166666667</text:p>
          </table:table-cell>
          <table:table-cell table:formula="of:=[.O9]/[.J9]" office:value-type="float" office:value="0.913611111111111" calcext:value-type="float">
            <text:p>0.913611111111111</text:p>
          </table:table-cell>
          <table:table-cell table:style-name="ce10" table:formula="of:=[.K9]-[.M9]-[.O9]" office:value-type="float" office:value="1.88899999999998" calcext:value-type="float">
            <text:p>1.88899999999998</text:p>
          </table:table-cell>
          <table:table-cell table:style-name="ce10" table:formula="of:=[.R9]*100/[.K9]" office:value-type="float" office:value="0.436417907689176" calcext:value-type="float">
            <text:p>0.436417907689176</text:p>
          </table:table-cell>
          <table:table-cell table:number-columns-repeated="1005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energy-reg2prism-simple-7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office:value-type="float" office:value="783.766" calcext:value-type="float">
            <text:p>783.766</text:p>
          </table:table-cell>
          <table:table-cell office:value-type="float" office:value="336.41" calcext:value-type="float">
            <text:p>336.41</text:p>
          </table:table-cell>
          <table:table-cell table:style-name="Default" office:value-type="float" office:value="335.926" calcext:value-type="float">
            <text:p>335.926</text:p>
          </table:table-cell>
          <table:table-cell table:style-name="Default" office:value-type="float" office:value="446.119" calcext:value-type="float">
            <text:p>446.119</text:p>
          </table:table-cell>
          <table:table-cell office:value-type="float" office:value="445.959" calcext:value-type="float">
            <text:p>445.959</text:p>
          </table:table-cell>
          <table:table-cell table:formula="of:=[.M10]/[.J10]" office:value-type="float" office:value="1.44795689655172" calcext:value-type="float">
            <text:p>1.44795689655172</text:p>
          </table:table-cell>
          <table:table-cell table:formula="of:=[.O10]/[.J10]" office:value-type="float" office:value="1.92223706896552" calcext:value-type="float">
            <text:p>1.92223706896552</text:p>
          </table:table-cell>
          <table:table-cell table:style-name="ce10" table:formula="of:=[.K10]-[.M10]-[.O10]" office:value-type="float" office:value="1.88099999999997" calcext:value-type="float">
            <text:p>1.88099999999997</text:p>
          </table:table-cell>
          <table:table-cell table:style-name="ce10" table:formula="of:=[.R10]*100/[.K10]" office:value-type="float" office:value="0.239995100578485" calcext:value-type="float">
            <text:p>0.239995100578485</text:p>
          </table:table-cell>
          <table:table-cell table:number-columns-repeated="100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energy-reg2prism-simple-char-4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office:value-type="float" office:value="66.798" calcext:value-type="float">
            <text:p>66.798</text:p>
          </table:table-cell>
          <table:table-cell office:value-type="float" office:value="22.702" calcext:value-type="float">
            <text:p>22.702</text:p>
          </table:table-cell>
          <table:table-cell table:style-name="Default" office:value-type="float" office:value="20.709" calcext:value-type="float">
            <text:p>20.709</text:p>
          </table:table-cell>
          <table:table-cell table:style-name="Default" office:value-type="float" office:value="43.731" calcext:value-type="float">
            <text:p>43.731</text:p>
          </table:table-cell>
          <table:table-cell office:value-type="float" office:value="43.671" calcext:value-type="float">
            <text:p>43.671</text:p>
          </table:table-cell>
          <table:table-cell table:formula="of:=[.M11]/[.J11]" office:value-type="float" office:value="0.240802325581395" calcext:value-type="float">
            <text:p>0.240802325581395</text:p>
          </table:table-cell>
          <table:table-cell table:formula="of:=[.O11]/[.J11]" office:value-type="float" office:value="0.507802325581395" calcext:value-type="float">
            <text:p>0.507802325581395</text:p>
          </table:table-cell>
          <table:table-cell table:style-name="ce10" table:formula="of:=[.K11]-[.M11]-[.O11]" office:value-type="float" office:value="2.418" calcext:value-type="float">
            <text:p>2.418</text:p>
          </table:table-cell>
          <table:table-cell table:style-name="ce10" table:formula="of:=[.R11]*100/[.K11]" office:value-type="float" office:value="3.61986885834905" calcext:value-type="float">
            <text:p>3.61986885834905</text:p>
          </table:table-cell>
          <table:table-cell table:number-columns-repeated="100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nergy-reg2prism-simple-char-5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5.115" calcext:value-type="float">
            <text:p>105.115</text:p>
          </table:table-cell>
          <table:table-cell office:value-type="float" office:value="37.657" calcext:value-type="float">
            <text:p>37.657</text:p>
          </table:table-cell>
          <table:table-cell table:style-name="Default" office:value-type="float" office:value="37.497" calcext:value-type="float">
            <text:p>37.497</text:p>
          </table:table-cell>
          <table:table-cell table:style-name="Default" office:value-type="float" office:value="67.005" calcext:value-type="float">
            <text:p>67.005</text:p>
          </table:table-cell>
          <table:table-cell office:value-type="float" office:value="66.924" calcext:value-type="float">
            <text:p>66.924</text:p>
          </table:table-cell>
          <table:table-cell table:formula="of:=[.M12]/[.J12]" office:value-type="float" office:value="0.37497" calcext:value-type="float">
            <text:p>0.37497</text:p>
          </table:table-cell>
          <table:table-cell table:formula="of:=[.O12]/[.J12]" office:value-type="float" office:value="0.66924" calcext:value-type="float">
            <text:p>0.66924</text:p>
          </table:table-cell>
          <table:table-cell table:style-name="ce10" table:formula="of:=[.K12]-[.M12]-[.O12]" office:value-type="float" office:value="0.693999999999988" calcext:value-type="float">
            <text:p>0.693999999999988</text:p>
          </table:table-cell>
          <table:table-cell table:style-name="ce10" table:formula="of:=[.R12]*100/[.K12]" office:value-type="float" office:value="0.660229272701316" calcext:value-type="float">
            <text:p>0.660229272701316</text:p>
          </table:table-cell>
          <table:table-cell table:number-columns-repeated="100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nergy-reg2prism-simple-char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  <table:table-cell office:value-type="float" office:value="165.007" calcext:value-type="float">
            <text:p>165.007</text:p>
          </table:table-cell>
          <table:table-cell office:value-type="float" office:value="47.767" calcext:value-type="float">
            <text:p>47.767</text:p>
          </table:table-cell>
          <table:table-cell table:style-name="Default" office:value-type="float" office:value="47.583" calcext:value-type="float">
            <text:p>47.583</text:p>
          </table:table-cell>
          <table:table-cell table:style-name="Default" office:value-type="float" office:value="116.667" calcext:value-type="float">
            <text:p>116.667</text:p>
          </table:table-cell>
          <table:table-cell office:value-type="float" office:value="116.581" calcext:value-type="float">
            <text:p>116.581</text:p>
          </table:table-cell>
          <table:table-cell table:formula="of:=[.M13]/[.J13]" office:value-type="float" office:value="0.440583333333333" calcext:value-type="float">
            <text:p>0.440583333333333</text:p>
          </table:table-cell>
          <table:table-cell table:formula="of:=[.O13]/[.J13]" office:value-type="float" office:value="1.0794537037037" calcext:value-type="float">
            <text:p>1.0794537037037</text:p>
          </table:table-cell>
          <table:table-cell table:style-name="ce10" table:formula="of:=[.K13]-[.M13]-[.O13]" office:value-type="float" office:value="0.843000000000004" calcext:value-type="float">
            <text:p>0.843000000000004</text:p>
          </table:table-cell>
          <table:table-cell table:style-name="ce10" table:formula="of:=[.R13]*100/[.K13]" office:value-type="float" office:value="0.510887416897467" calcext:value-type="float">
            <text:p>0.510887416897467</text:p>
          </table:table-cell>
          <table:table-cell table:number-columns-repeated="100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energy-reg2prism-simple-char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office:value-type="float" office:value="299.874" calcext:value-type="float">
            <text:p>299.874</text:p>
          </table:table-cell>
          <table:table-cell office:value-type="float" office:value="107.944" calcext:value-type="float">
            <text:p>107.944</text:p>
          </table:table-cell>
          <table:table-cell table:style-name="Default" office:value-type="float" office:value="104.601" calcext:value-type="float">
            <text:p>104.601</text:p>
          </table:table-cell>
          <table:table-cell table:style-name="Default" office:value-type="float" office:value="191.088" calcext:value-type="float">
            <text:p>191.088</text:p>
          </table:table-cell>
          <table:table-cell office:value-type="float" office:value="190.997" calcext:value-type="float">
            <text:p>190.997</text:p>
          </table:table-cell>
          <table:table-cell table:formula="of:=[.M14]/[.J14]" office:value-type="float" office:value="1.05657575757576" calcext:value-type="float">
            <text:p>1.05657575757576</text:p>
          </table:table-cell>
          <table:table-cell table:formula="of:=[.O14]/[.J14]" office:value-type="float" office:value="1.92926262626263" calcext:value-type="float">
            <text:p>1.92926262626263</text:p>
          </table:table-cell>
          <table:table-cell table:style-name="ce10" table:formula="of:=[.K14]-[.M14]-[.O14]" office:value-type="float" office:value="4.27600000000001" calcext:value-type="float">
            <text:p>4.27600000000001</text:p>
          </table:table-cell>
          <table:table-cell table:style-name="ce10" table:formula="of:=[.R14]*100/[.K14]" office:value-type="float" office:value="1.42593222486778" calcext:value-type="float">
            <text:p>1.42593222486778</text:p>
          </table:table-cell>
          <table:table-cell table:number-columns-repeated="100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energy-reg2prism-simple-char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office:value-type="float" office:value="156.893" calcext:value-type="float">
            <text:p>156.893</text:p>
          </table:table-cell>
          <table:table-cell office:value-type="float" office:value="71.4" calcext:value-type="float">
            <text:p>71.4</text:p>
          </table:table-cell>
          <table:table-cell table:style-name="Default" office:value-type="float" office:value="71.004" calcext:value-type="float">
            <text:p>71.004</text:p>
          </table:table-cell>
          <table:table-cell table:style-name="Default" office:value-type="float" office:value="84.96" calcext:value-type="float">
            <text:p>84.96</text:p>
          </table:table-cell>
          <table:table-cell office:value-type="float" office:value="84.862" calcext:value-type="float">
            <text:p>84.862</text:p>
          </table:table-cell>
          <table:table-cell table:formula="of:=[.M15]/[.J15]" office:value-type="float" office:value="0.364123076923077" calcext:value-type="float">
            <text:p>0.364123076923077</text:p>
          </table:table-cell>
          <table:table-cell table:formula="of:=[.O15]/[.J15]" office:value-type="float" office:value="0.435189743589744" calcext:value-type="float">
            <text:p>0.435189743589744</text:p>
          </table:table-cell>
          <table:table-cell table:style-name="ce10" table:formula="of:=[.K15]-[.M15]-[.O15]" office:value-type="float" office:value="1.027" calcext:value-type="float">
            <text:p>1.027</text:p>
          </table:table-cell>
          <table:table-cell table:style-name="ce10" table:formula="of:=[.R15]*100/[.K15]" office:value-type="float" office:value="0.654586246677673" calcext:value-type="float">
            <text:p>0.654586246677673</text:p>
          </table:table-cell>
          <table:table-cell table:number-columns-repeated="100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nergy-reg2prism-simple-char-5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office:value-type="float" office:value="415.997" calcext:value-type="float">
            <text:p>415.997</text:p>
          </table:table-cell>
          <table:table-cell office:value-type="float" office:value="243.84" calcext:value-type="float">
            <text:p>243.84</text:p>
          </table:table-cell>
          <table:table-cell table:style-name="Default" office:value-type="float" office:value="243.131" calcext:value-type="float">
            <text:p>243.131</text:p>
          </table:table-cell>
          <table:table-cell table:style-name="Default" office:value-type="float" office:value="171.241" calcext:value-type="float">
            <text:p>171.241</text:p>
          </table:table-cell>
          <table:table-cell office:value-type="float" office:value="171.057" calcext:value-type="float">
            <text:p>171.057</text:p>
          </table:table-cell>
          <table:table-cell table:formula="of:=[.M16]/[.J16]" office:value-type="float" office:value="0.824172881355932" calcext:value-type="float">
            <text:p>0.824172881355932</text:p>
          </table:table-cell>
          <table:table-cell table:formula="of:=[.O16]/[.J16]" office:value-type="float" office:value="0.579854237288136" calcext:value-type="float">
            <text:p>0.579854237288136</text:p>
          </table:table-cell>
          <table:table-cell table:style-name="ce10" table:formula="of:=[.K16]-[.M16]-[.O16]" office:value-type="float" office:value="1.80900000000003" calcext:value-type="float">
            <text:p>1.80900000000003</text:p>
          </table:table-cell>
          <table:table-cell table:style-name="ce10" table:formula="of:=[.R16]*100/[.K16]" office:value-type="float" office:value="0.434858905232496" calcext:value-type="float">
            <text:p>0.434858905232496</text:p>
          </table:table-cell>
          <table:table-cell table:number-columns-repeated="100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energy-reg2prism-simple-char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Default" office:value-type="float" office:value="403" calcext:value-type="float">
            <text:p>403</text:p>
          </table:table-cell>
          <table:table-cell office:value-type="float" office:value="843.522" calcext:value-type="float">
            <text:p>843.522</text:p>
          </table:table-cell>
          <table:table-cell office:value-type="float" office:value="468.883" calcext:value-type="float">
            <text:p>468.883</text:p>
          </table:table-cell>
          <table:table-cell table:style-name="Default" office:value-type="float" office:value="467.791" calcext:value-type="float">
            <text:p>467.791</text:p>
          </table:table-cell>
          <table:table-cell table:style-name="Default" office:value-type="float" office:value="373.342" calcext:value-type="float">
            <text:p>373.342</text:p>
          </table:table-cell>
          <table:table-cell office:value-type="float" office:value="373.063" calcext:value-type="float">
            <text:p>373.063</text:p>
          </table:table-cell>
          <table:table-cell table:formula="of:=[.M17]/[.J17]" office:value-type="float" office:value="1.16077171215881" calcext:value-type="float">
            <text:p>1.16077171215881</text:p>
          </table:table-cell>
          <table:table-cell table:formula="of:=[.O17]/[.J17]" office:value-type="float" office:value="0.925714640198511" calcext:value-type="float">
            <text:p>0.925714640198511</text:p>
          </table:table-cell>
          <table:table-cell table:style-name="ce10" table:formula="of:=[.K17]-[.M17]-[.O17]" office:value-type="float" office:value="2.66800000000006" calcext:value-type="float">
            <text:p>2.66800000000006</text:p>
          </table:table-cell>
          <table:table-cell table:style-name="ce10" table:formula="of:=[.R17]*100/[.K17]" office:value-type="float" office:value="0.316292876771449" calcext:value-type="float">
            <text:p>0.316292876771449</text:p>
          </table:table-cell>
          <table:table-cell table:number-columns-repeated="100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energy-reg2prism-simple-char-7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02" calcext:value-type="float">
            <text:p>502</text:p>
          </table:table-cell>
          <table:table-cell office:value-type="float" office:value="1608.035" calcext:value-type="float">
            <text:p>1608.035</text:p>
          </table:table-cell>
          <table:table-cell office:value-type="float" office:value="949.937" calcext:value-type="float">
            <text:p>949.937</text:p>
          </table:table-cell>
          <table:table-cell table:style-name="Default" office:value-type="float" office:value="948.146000000001" calcext:value-type="float">
            <text:p>948.146000000001</text:p>
          </table:table-cell>
          <table:table-cell table:style-name="Default" office:value-type="float" office:value="656.102" calcext:value-type="float">
            <text:p>656.102</text:p>
          </table:table-cell>
          <table:table-cell office:value-type="float" office:value="655.781999999999" calcext:value-type="float">
            <text:p>655.781999999999</text:p>
          </table:table-cell>
          <table:table-cell table:formula="of:=[.M18]/[.J18]" office:value-type="float" office:value="1.88873705179283" calcext:value-type="float">
            <text:p>1.88873705179283</text:p>
          </table:table-cell>
          <table:table-cell table:formula="of:=[.O18]/[.J18]" office:value-type="float" office:value="1.30633864541832" calcext:value-type="float">
            <text:p>1.30633864541832</text:p>
          </table:table-cell>
          <table:table-cell table:style-name="ce10" table:formula="of:=[.K18]-[.M18]-[.O18]" office:value-type="float" office:value="4.10700000000008" calcext:value-type="float">
            <text:p>4.10700000000008</text:p>
          </table:table-cell>
          <table:table-cell table:style-name="ce10" table:formula="of:=[.R18]*100/[.K18]" office:value-type="float" office:value="0.255404888575192" calcext:value-type="float">
            <text:p>0.255404888575192</text:p>
          </table:table-cell>
          <table:table-cell table:number-columns-repeated="100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energy-reg2prism-simple-char-8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office:value-type="float" office:value="2876.551" calcext:value-type="float">
            <text:p>2876.551</text:p>
          </table:table-cell>
          <table:table-cell office:value-type="float" office:value="1467.684" calcext:value-type="float">
            <text:p>1467.684</text:p>
          </table:table-cell>
          <table:table-cell table:style-name="Default" office:value-type="float" office:value="1463.825" calcext:value-type="float">
            <text:p>1463.825</text:p>
          </table:table-cell>
          <table:table-cell table:style-name="Default" office:value-type="float" office:value="1407.214" calcext:value-type="float">
            <text:p>1407.214</text:p>
          </table:table-cell>
          <table:table-cell office:value-type="float" office:value="1406.78" calcext:value-type="float">
            <text:p>1406.78</text:p>
          </table:table-cell>
          <table:table-cell table:formula="of:=[.M19]/[.J19]" office:value-type="float" office:value="2.61864937388193" calcext:value-type="float">
            <text:p>2.61864937388193</text:p>
          </table:table-cell>
          <table:table-cell table:formula="of:=[.O19]/[.J19]" office:value-type="float" office:value="2.51660107334526" calcext:value-type="float">
            <text:p>2.51660107334526</text:p>
          </table:table-cell>
          <table:table-cell table:style-name="ce10" table:formula="of:=[.K19]-[.M19]-[.O19]" office:value-type="float" office:value="5.94599999999991" calcext:value-type="float">
            <text:p>5.94599999999991</text:p>
          </table:table-cell>
          <table:table-cell table:style-name="ce10" table:formula="of:=[.R19]*100/[.K19]" office:value-type="float" office:value="0.206705877976782" calcext:value-type="float">
            <text:p>0.206705877976782</text:p>
          </table:table-cell>
          <table:table-cell table:number-columns-repeated="100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energy-reg2prism-rot-4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" calcext:value-type="float">
            <text:p>56</text:p>
          </table:table-cell>
          <table:table-cell office:value-type="float" office:value="235.08" calcext:value-type="float">
            <text:p>235.08</text:p>
          </table:table-cell>
          <table:table-cell office:value-type="float" office:value="213.13" calcext:value-type="float">
            <text:p>213.13</text:p>
          </table:table-cell>
          <table:table-cell table:style-name="Default" office:value-type="float" office:value="212.969" calcext:value-type="float">
            <text:p>212.969</text:p>
          </table:table-cell>
          <table:table-cell table:style-name="Default" office:value-type="float" office:value="19.675" calcext:value-type="float">
            <text:p>19.675</text:p>
          </table:table-cell>
          <table:table-cell office:value-type="float" office:value="19.47" calcext:value-type="float">
            <text:p>19.47</text:p>
          </table:table-cell>
          <table:table-cell table:formula="of:=[.M20]/[.J20]" office:value-type="float" office:value="3.80301785714286" calcext:value-type="float">
            <text:p>3.80301785714286</text:p>
          </table:table-cell>
          <table:table-cell table:formula="of:=[.O20]/[.J20]" office:value-type="float" office:value="0.347678571428571" calcext:value-type="float">
            <text:p>0.347678571428571</text:p>
          </table:table-cell>
          <table:table-cell table:style-name="ce10" table:formula="of:=[.K20]-[.M20]-[.O20]" office:value-type="float" office:value="2.64100000000002" calcext:value-type="float">
            <text:p>2.64100000000002</text:p>
          </table:table-cell>
          <table:table-cell table:style-name="ce10" table:formula="of:=[.R20]*100/[.K20]" office:value-type="float" office:value="1.12344733707675" calcext:value-type="float">
            <text:p>1.12344733707675</text:p>
          </table:table-cell>
          <table:table-cell table:number-columns-repeated="100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energy-reg2prism-rot-5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office:value-type="float" office:value="352.006" calcext:value-type="float">
            <text:p>352.006</text:p>
          </table:table-cell>
          <table:table-cell office:value-type="float" office:value="315.57" calcext:value-type="float">
            <text:p>315.57</text:p>
          </table:table-cell>
          <table:table-cell table:style-name="Default" office:value-type="float" office:value="314.779" calcext:value-type="float">
            <text:p>314.779</text:p>
          </table:table-cell>
          <table:table-cell table:style-name="Default" office:value-type="float" office:value="33.115" calcext:value-type="float">
            <text:p>33.115</text:p>
          </table:table-cell>
          <table:table-cell office:value-type="float" office:value="33.019" calcext:value-type="float">
            <text:p>33.019</text:p>
          </table:table-cell>
          <table:table-cell table:formula="of:=[.M21]/[.J21]" office:value-type="float" office:value="5.24631666666667" calcext:value-type="float">
            <text:p>5.24631666666667</text:p>
          </table:table-cell>
          <table:table-cell table:formula="of:=[.O21]/[.J21]" office:value-type="float" office:value="0.550316666666667" calcext:value-type="float">
            <text:p>0.550316666666667</text:p>
          </table:table-cell>
          <table:table-cell table:style-name="ce10" table:formula="of:=[.K21]-[.M21]-[.O21]" office:value-type="float" office:value="4.20799999999998" calcext:value-type="float">
            <text:p>4.20799999999998</text:p>
          </table:table-cell>
          <table:table-cell table:style-name="ce10" table:formula="of:=[.R21]*100/[.K21]" office:value-type="float" office:value="1.19543416873575" calcext:value-type="float">
            <text:p>1.19543416873575</text:p>
          </table:table-cell>
          <table:table-cell table:number-columns-repeated="100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energy-reg2prism-rot-6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office:value-type="float" office:value="518.549" calcext:value-type="float">
            <text:p>518.549</text:p>
          </table:table-cell>
          <table:table-cell office:value-type="float" office:value="450.772" calcext:value-type="float">
            <text:p>450.772</text:p>
          </table:table-cell>
          <table:table-cell table:style-name="Default" office:value-type="float" office:value="450.674" calcext:value-type="float">
            <text:p>450.674</text:p>
          </table:table-cell>
          <table:table-cell table:style-name="Default" office:value-type="float" office:value="63.606" calcext:value-type="float">
            <text:p>63.606</text:p>
          </table:table-cell>
          <table:table-cell office:value-type="float" office:value="63.552" calcext:value-type="float">
            <text:p>63.552</text:p>
          </table:table-cell>
          <table:table-cell table:formula="of:=[.M22]/[.J22]" office:value-type="float" office:value="10.2425909090909" calcext:value-type="float">
            <text:p>10.2425909090909</text:p>
          </table:table-cell>
          <table:table-cell table:formula="of:=[.O22]/[.J22]" office:value-type="float" office:value="1.44436363636364" calcext:value-type="float">
            <text:p>1.44436363636364</text:p>
          </table:table-cell>
          <table:table-cell table:style-name="ce10" table:formula="of:=[.K22]-[.M22]-[.O22]" office:value-type="float" office:value="4.323" calcext:value-type="float">
            <text:p>4.323</text:p>
          </table:table-cell>
          <table:table-cell table:style-name="ce10" table:formula="of:=[.R22]*100/[.K22]" office:value-type="float" office:value="0.833672420542707" calcext:value-type="float">
            <text:p>0.833672420542707</text:p>
          </table:table-cell>
          <table:table-cell table:number-columns-repeated="100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energy-reg2prism-rot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Default" office:value-type="float" office:value="162" calcext:value-type="float">
            <text:p>162</text:p>
          </table:table-cell>
          <table:table-cell office:value-type="float" office:value="2815.049" calcext:value-type="float">
            <text:p>2815.049</text:p>
          </table:table-cell>
          <table:table-cell office:value-type="float" office:value="2768.134" calcext:value-type="float">
            <text:p>2768.134</text:p>
          </table:table-cell>
          <table:table-cell table:style-name="Default" office:value-type="float" office:value="2767.266" calcext:value-type="float">
            <text:p>2767.266</text:p>
          </table:table-cell>
          <table:table-cell table:style-name="Default" office:value-type="float" office:value="42.092" calcext:value-type="float">
            <text:p>42.092</text:p>
          </table:table-cell>
          <table:table-cell office:value-type="float" office:value="41.275" calcext:value-type="float">
            <text:p>41.275</text:p>
          </table:table-cell>
          <table:table-cell table:formula="of:=[.M23]/[.J23]" office:value-type="float" office:value="17.0818888888889" calcext:value-type="float">
            <text:p>17.0818888888889</text:p>
          </table:table-cell>
          <table:table-cell table:formula="of:=[.O23]/[.J23]" office:value-type="float" office:value="0.254783950617284" calcext:value-type="float">
            <text:p>0.254783950617284</text:p>
          </table:table-cell>
          <table:table-cell table:style-name="ce10" table:formula="of:=[.K23]-[.M23]-[.O23]" office:value-type="float" office:value="6.5079999999999" calcext:value-type="float">
            <text:p>6.5079999999999</text:p>
          </table:table-cell>
          <table:table-cell table:style-name="ce10" table:formula="of:=[.R23]*100/[.K23]" office:value-type="float" office:value="0.231186029088655" calcext:value-type="float">
            <text:p>0.231186029088655</text:p>
          </table:table-cell>
          <table:table-cell table:number-columns-repeated="100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energy-reg2prism-rot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22" calcext:value-type="float">
            <text:p>222</text:p>
          </table:table-cell>
          <table:table-cell office:value-type="float" office:value="5773.488" calcext:value-type="float">
            <text:p>5773.488</text:p>
          </table:table-cell>
          <table:table-cell office:value-type="float" office:value="5692.262" calcext:value-type="float">
            <text:p>5692.262</text:p>
          </table:table-cell>
          <table:table-cell table:style-name="Default" office:value-type="float" office:value="5691.494" calcext:value-type="float">
            <text:p>5691.494</text:p>
          </table:table-cell>
          <table:table-cell table:style-name="Default" office:value-type="float" office:value="75.532" calcext:value-type="float">
            <text:p>75.532</text:p>
          </table:table-cell>
          <table:table-cell office:value-type="float" office:value="75.375" calcext:value-type="float">
            <text:p>75.375</text:p>
          </table:table-cell>
          <table:table-cell table:formula="of:=[.M24]/[.J24]" office:value-type="float" office:value="25.6373603603604" calcext:value-type="float">
            <text:p>25.6373603603604</text:p>
          </table:table-cell>
          <table:table-cell table:formula="of:=[.O24]/[.J24]" office:value-type="float" office:value="0.339527027027027" calcext:value-type="float">
            <text:p>0.339527027027027</text:p>
          </table:table-cell>
          <table:table-cell table:style-name="ce10" table:formula="of:=[.K24]-[.M24]-[.O24]" office:value-type="float" office:value="6.6190000000006" calcext:value-type="float">
            <text:p>6.6190000000006</text:p>
          </table:table-cell>
          <table:table-cell table:style-name="ce10" table:formula="of:=[.R24]*100/[.K24]" office:value-type="float" office:value="0.114644734690721" calcext:value-type="float">
            <text:p>0.114644734690721</text:p>
          </table:table-cell>
          <table:table-cell table:number-columns-repeated="100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energy-reg2prism-rot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office:value-type="float" office:value="8793.374" calcext:value-type="float">
            <text:p>8793.374</text:p>
          </table:table-cell>
          <table:table-cell office:value-type="float" office:value="8618.408" calcext:value-type="float">
            <text:p>8618.408</text:p>
          </table:table-cell>
          <table:table-cell table:style-name="Default" office:value-type="float" office:value="8617.445" calcext:value-type="float">
            <text:p>8617.445</text:p>
          </table:table-cell>
          <table:table-cell table:style-name="Default" office:value-type="float" office:value="168.082" calcext:value-type="float">
            <text:p>168.082</text:p>
          </table:table-cell>
          <table:table-cell office:value-type="float" office:value="167.861" calcext:value-type="float">
            <text:p>167.861</text:p>
          </table:table-cell>
          <table:table-cell table:formula="of:=[.M25]/[.J25]" office:value-type="float" office:value="32.3964097744361" calcext:value-type="float">
            <text:p>32.3964097744361</text:p>
          </table:table-cell>
          <table:table-cell table:formula="of:=[.O25]/[.J25]" office:value-type="float" office:value="0.631056390977444" calcext:value-type="float">
            <text:p>0.631056390977444</text:p>
          </table:table-cell>
          <table:table-cell table:style-name="ce10" table:formula="of:=[.K25]-[.M25]-[.O25]" office:value-type="float" office:value="8.0680000000001" calcext:value-type="float">
            <text:p>8.0680000000001</text:p>
          </table:table-cell>
          <table:table-cell table:style-name="ce10" table:formula="of:=[.R25]*100/[.K25]" office:value-type="float" office:value="0.0917509024408617" calcext:value-type="float">
            <text:p>0.091750902440862</text:p>
          </table:table-cell>
          <table:table-cell table:number-columns-repeated="1005"/>
        </table:table-row>
        <table:table-row table:style-name="ro6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energy-reg2prism-rot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float" office:value="266" calcext:value-type="float">
            <text:p>266</text:p>
          </table:table-cell>
          <table:table-cell office:value-type="float" office:value="10403.835" calcext:value-type="float">
            <text:p>10403.835</text:p>
          </table:table-cell>
          <table:table-cell office:value-type="float" office:value="10137.321" calcext:value-type="float">
            <text:p>10137.321</text:p>
          </table:table-cell>
          <table:table-cell table:style-name="Default" office:value-type="float" office:value="10136.395" calcext:value-type="float">
            <text:p>10136.395</text:p>
          </table:table-cell>
          <table:table-cell table:style-name="Default" office:value-type="float" office:value="256.248" calcext:value-type="float">
            <text:p>256.248</text:p>
          </table:table-cell>
          <table:table-cell office:value-type="float" office:value="255.994" calcext:value-type="float">
            <text:p>255.994</text:p>
          </table:table-cell>
          <table:table-cell table:formula="of:=[.M26]/[.J26]" office:value-type="float" office:value="38.1067481203007" calcext:value-type="float">
            <text:p>38.1067481203007</text:p>
          </table:table-cell>
          <table:table-cell table:formula="of:=[.O26]/[.J26]" office:value-type="float" office:value="0.962383458646617" calcext:value-type="float">
            <text:p>0.962383458646617</text:p>
          </table:table-cell>
          <table:table-cell table:style-name="ce10" table:formula="of:=[.K26]-[.M26]-[.O26]" office:value-type="float" office:value="11.4459999999987" calcext:value-type="float">
            <text:p>11.4459999999987</text:p>
          </table:table-cell>
          <table:table-cell table:style-name="ce10" table:formula="of:=[.R26]*100/[.K26]" office:value-type="float" office:value="0.110017123493392" calcext:value-type="float">
            <text:p>0.110017123493392</text:p>
          </table:table-cell>
          <table:table-cell office:value-type="string" calcext:value-type="string">
            <text:p>Same # satvals as previous one because the reqd energy is beyond the battery limit.</text:p>
          </table:table-cell>
          <table:table-cell table:number-columns-repeated="100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energy-reg2prism-rot-char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office:value-type="float" office:value="21078.645" calcext:value-type="float">
            <text:p>21078.645</text:p>
          </table:table-cell>
          <table:table-cell office:value-type="float" office:value="5663.48" calcext:value-type="float">
            <text:p>5663.48</text:p>
          </table:table-cell>
          <table:table-cell table:style-name="Default" office:value-type="float" office:value="5661.524" calcext:value-type="float">
            <text:p>5661.524</text:p>
          </table:table-cell>
          <table:table-cell table:style-name="Default" office:value-type="float" office:value="15410.583" calcext:value-type="float">
            <text:p>15410.583</text:p>
          </table:table-cell>
          <table:table-cell office:value-type="float" office:value="15410.331" calcext:value-type="float">
            <text:p>15410.331</text:p>
          </table:table-cell>
          <table:table-cell table:formula="of:=[.M27]/[.J27]" office:value-type="float" office:value="12.8671" calcext:value-type="float">
            <text:p>12.8671</text:p>
          </table:table-cell>
          <table:table-cell table:formula="of:=[.O27]/[.J27]" office:value-type="float" office:value="35.0234795454545" calcext:value-type="float">
            <text:p>35.0234795454545</text:p>
          </table:table-cell>
          <table:table-cell table:style-name="ce10" table:formula="of:=[.K27]-[.M27]-[.O27]" office:value-type="float" office:value="6.78999999999905" calcext:value-type="float">
            <text:p>6.78999999999905</text:p>
          </table:table-cell>
          <table:table-cell table:style-name="ce10" table:formula="of:=[.R27]*100/[.K27]" office:value-type="float" office:value="0.0322126967838732" calcext:value-type="float">
            <text:p>0.032212696783873</text:p>
          </table:table-cell>
          <table:table-cell table:number-columns-repeated="100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energy-reg2prism-rot-char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02" calcext:value-type="float">
            <text:p>902</text:p>
          </table:table-cell>
          <table:table-cell office:value-type="float" office:value="60072.668" calcext:value-type="float">
            <text:p>60072.668</text:p>
          </table:table-cell>
          <table:table-cell office:value-type="float" office:value="21214.824" calcext:value-type="float">
            <text:p>21214.824</text:p>
          </table:table-cell>
          <table:table-cell table:style-name="Default" office:value-type="float" office:value="21206.684" calcext:value-type="float">
            <text:p>21206.684</text:p>
          </table:table-cell>
          <table:table-cell table:style-name="Default" office:value-type="float" office:value="38849.67" calcext:value-type="float">
            <text:p>38849.67</text:p>
          </table:table-cell>
          <table:table-cell office:value-type="float" office:value="38848.355" calcext:value-type="float">
            <text:p>38848.355</text:p>
          </table:table-cell>
          <table:table-cell table:formula="of:=[.M28]/[.J28]" office:value-type="float" office:value="23.5107361419069" calcext:value-type="float">
            <text:p>23.5107361419069</text:p>
          </table:table-cell>
          <table:table-cell table:formula="of:=[.O28]/[.J28]" office:value-type="float" office:value="43.0691297117517" calcext:value-type="float">
            <text:p>43.0691297117517</text:p>
          </table:table-cell>
          <table:table-cell table:style-name="ce10" table:formula="of:=[.K28]-[.M28]-[.O28]" office:value-type="float" office:value="17.6289999999935" calcext:value-type="float">
            <text:p>17.6289999999935</text:p>
          </table:table-cell>
          <table:table-cell table:style-name="ce10" table:formula="of:=[.R28]*100/[.K28]" office:value-type="float" office:value="0.0293461245969524" calcext:value-type="float">
            <text:p>0.029346124596952</text:p>
          </table:table-cell>
          <table:table-cell table:number-columns-repeated="1005"/>
        </table:table-row>
        <table:table-row table:style-name="ro5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energy-reg2prism-rot-char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~1800+</text:p>
          </table:table-cell>
          <table:table-cell table:style-name="ce2" table:number-columns-repeated="2"/>
          <table:table-cell table:number-columns-repeated="2"/>
          <table:table-cell table:style-name="ce14"/>
          <table:table-cell table:formula="of:=[.M29]/[.J29]" office:value-type="string" office:string-value="" calcext:value-type="error">
            <text:p>#VALUE!</text:p>
          </table:table-cell>
          <table:table-cell/>
          <table:table-cell table:style-name="ce10" table:formula="of:=[.K29]-[.M29]-[.O29]" office:value-type="float" office:value="0" calcext:value-type="float">
            <text:p>0</text:p>
          </table:table-cell>
          <table:table-cell table:style-name="ce10" table:formula="of:=[.R29]*100/[.K29]" office:value-type="string" office:string-value="" calcext:value-type="error">
            <text:p>#DIV/0!</text:p>
          </table:table-cell>
          <table:table-cell office:value-type="string" calcext:value-type="string">
            <text:p>Computed saturation for 20 hours, then the windowing system crashed. </text:p>
          </table:table-cell>
          <table:table-cell table:number-columns-repeated="1004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energy-reg2prism-rot-char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285" calcext:value-type="float">
            <text:p>3285</text:p>
          </table:table-cell>
          <table:table-cell table:style-name="ce2"/>
          <table:table-cell table:style-name="ce2" office:value-type="string" calcext:value-type="string">
            <text:p>~2 d 8 hrs</text:p>
          </table:table-cell>
          <table:table-cell table:number-columns-repeated="2"/>
          <table:table-cell table:style-name="ce14"/>
          <table:table-cell table:formula="of:=[.M30]/[.J30]" office:value-type="float" office:value="0" calcext:value-type="float">
            <text:p>0</text:p>
          </table:table-cell>
          <table:table-cell/>
          <table:table-cell table:style-name="ce10" table:formula="of:=[.K30]-[.M30]-[.O30]" office:value-type="float" office:value="0" calcext:value-type="float">
            <text:p>0</text:p>
          </table:table-cell>
          <table:table-cell table:style-name="ce10" table:formula="of:=[.R30]*100/[.K30]" office:value-type="string" office:string-value="" calcext:value-type="error">
            <text:p>#DIV/0!</text:p>
          </table:table-cell>
          <table:table-cell office:value-type="string" calcext:value-type="string">
            <text:p>PRISM ran out of memory on eval #96 (“GC overhead limit exceeded”)</text:p>
          </table:table-cell>
          <table:table-cell table:number-columns-repeated="1004"/>
        </table:table-row>
        <table:table-row table:style-name="ro1">
          <table:table-cell table:style-name="ce8"/>
          <table:table-cell table:style-name="Default" table:number-columns-repeated="8"/>
          <table:table-cell/>
          <table:table-cell table:style-name="ce2" table:number-columns-repeated="2"/>
          <table:table-cell table:number-columns-repeated="2"/>
          <table:table-cell table:style-name="ce14" table:number-columns-repeated="3"/>
          <table:table-cell table:style-name="ce10"/>
          <table:table-cell table:number-columns-repeated="1006"/>
        </table:table-row>
        <table:table-row table:style-name="ro1">
          <table:table-cell table:style-name="ce8"/>
          <table:table-cell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style-name="ce10"/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xcluded:</text:p>
          </table:table-cell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energy-reg2prism-simple-8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1"/>
          <table:table-cell table:number-columns-repeated="4"/>
          <table:table-cell office:value-type="string" calcext:value-type="string">
            <text:p>No non-self-intersecting paths of length 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ergy-reg2prism-rot-7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2"/>
          <table:table-cell office:value-type="string" calcext:value-type="string">
            <text:p>Too large a distance, so no mission can be done due to the battery capacity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5"/>
          <table:table-cell table:style-name="Default" table:number-columns-repeated="2"/>
          <table:table-cell/>
          <table:table-cell table:style-name="ce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/>
          <table:table-cell table:style-name="ce2"/>
          <table:table-cell table:number-columns-repeated="8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28">
          <table:table-cell/>
          <table:table-cell table:style-name="ce2"/>
          <table:table-cell table:number-columns-repeated="8"/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1007"/>
        </table:table-row>
        <table:table-row table:style-name="ro1" table:number-rows-repeated="23">
          <table:table-cell table:style-name="Default" table:number-columns-repeated="9"/>
          <table:table-cell table:style-name="ce5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number-columns-repeated="991"/>
        </table:table-row>
        <table:table-row table:style-name="ro1">
          <table:table-cell table:style-name="Default" table:number-columns-repeated="9"/>
          <table:table-cell table:style-name="ce5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number-columns-repeated="991"/>
        </table:table-row>
      </table:table>
      <table:table table:name="Feature Analysis" table:style-name="ta1"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number-columns-repeated="3" table:default-cell-style-name="Default"/>
        <table:table-row table:style-name="ro8">
          <table:table-cell table:style-name="ce9" office:value-type="string" calcext:value-type="string">
            <text:p>Feature set</text:p>
          </table:table-cell>
          <table:table-cell table:style-name="ce9" office:value-type="string" calcext:value-type="string">
            <text:p>Feature count</text:p>
          </table:table-cell>
          <table:table-cell table:style-name="ce9" office:value-type="string" calcext:value-type="string">
            <text:p>Run Count</text:p>
          </table:table-cell>
          <table:table-cell table:style-name="ce30" office:value-type="string" calcext:value-type="string">
            <text:p>Avg total time (s)</text:p>
          </table:table-cell>
          <table:table-cell table:style-name="ce22" office:value-type="string" calcext:value-type="string">
            <text:p>Avg saturation time (s)</text:p>
          </table:table-cell>
          <table:table-cell table:style-name="ce22" office:value-type="string" calcext:value-type="string">
            <text:p>Avg interp time (s)</text:p>
          </table:table-cell>
          <table:table-cell table:style-name="ce9" office:value-type="string" calcext:value-type="string">
            <text:p>Avg SMT time per satval (s)</text:p>
          </table:table-cell>
          <table:table-cell table:style-name="ce9" office:value-type="string" calcext:value-type="string">
            <text:p>Avg PRISM time per satval (s)</text:p>
          </table:table-cell>
          <table:table-cell/>
          <table:table-cell table:style-name="ce9" office:value-type="string" calcext:value-type="string">
            <text:p>Avg IPL overhead(%)</text:p>
          </table:table-cell>
          <table:table-cell table:style-name="ce2" table:formula="of:=AVERAGE(['energy-reg2prism'.S3:.S28])" office:value-type="float" office:value="0.716301022552867" calcext:value-type="float">
            <text:p>0.716301022552867</text:p>
          </table:table-cell>
        </table:table-row>
        <table:table-row table:style-name="ro8">
          <table:table-cell table:style-name="ce8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23" table:formula="of:=COUNTIFS( ['energy-reg2prism'.G3:.G28]; &quot;n&quot;; ['energy-reg2prism'.H3:.H28]; &quot;n&quot;; ['energy-reg2prism'.I3:.I28]; &quot;n&quot;)" office:value-type="float" office:value="4" calcext:value-type="float">
            <text:p>4</text:p>
          </table:table-cell>
          <table:table-cell table:style-name="ce25" table:formula="of:=AVERAGEIFS( ['energy-reg2prism'.K3:.K28]; ['energy-reg2prism'.G3:.G28]; &quot;n&quot;; ['energy-reg2prism'.H3:.H28]; &quot;n&quot;; ['energy-reg2prism'.I3:.I28]; &quot;n&quot;)" office:value-type="float" office:value="52.018" calcext:value-type="float">
            <text:p>52.018</text:p>
          </table:table-cell>
          <table:table-cell table:style-name="ce25" table:formula="of:=AVERAGEIFS( ['energy-reg2prism'.L3:.L28]; ['energy-reg2prism'.G3:.G28]; &quot;n&quot;; ['energy-reg2prism'.H3:.H28]; &quot;n&quot;; ['energy-reg2prism'.I3:.I28]; &quot;n&quot;)" office:value-type="float" office:value="6.77175" calcext:value-type="float">
            <text:p>6.77175</text:p>
          </table:table-cell>
          <table:table-cell table:style-name="ce40" table:formula="of:=AVERAGEIFS( ['energy-reg2prism'.N3:.N28]; ['energy-reg2prism'.G3:.G28]; &quot;n&quot;; ['energy-reg2prism'.H3:.H28]; &quot;n&quot;; ['energy-reg2prism'.I3:.I28]; &quot;n&quot;)" office:value-type="float" office:value="44.94625" calcext:value-type="float">
            <text:p>44.94625</text:p>
          </table:table-cell>
          <table:table-cell table:formula="of:=AVERAGEIFS( ['energy-reg2prism'.P3:.P28]; ['energy-reg2prism'.G3:.G28]; &quot;n&quot;; ['energy-reg2prism'.H3:.H28]; &quot;n&quot;; ['energy-reg2prism'.I3:.I28]; &quot;n&quot;)" office:value-type="float" office:value="0.245414411764706" calcext:value-type="float">
            <text:p>0.245414411764706</text:p>
          </table:table-cell>
          <table:table-cell table:formula="of:=AVERAGEIFS( ['energy-reg2prism'.Q3:.Q28]; ['energy-reg2prism'.G3:.G28]; &quot;n&quot;; ['energy-reg2prism'.H3:.H28]; &quot;n&quot;; ['energy-reg2prism'.I3:.I28]; &quot;n&quot;)" office:value-type="float" office:value="1.96822091911765" calcext:value-type="float">
            <text:p>1.96822091911765</text:p>
          </table:table-cell>
          <table:table-cell table:style-name="ce9"/>
          <table:table-cell table:style-name="ce9" office:value-type="string" calcext:value-type="string">
            <text:p>Stdev IPL overhead(%)</text:p>
          </table:table-cell>
          <table:table-cell table:formula="of:=STDEV(['energy-reg2prism'.S3:.S28])" office:value-type="float" office:value="0.772222360980202" calcext:value-type="float">
            <text:p>0.772222360980202</text:p>
          </table:table-cell>
        </table:table-row>
        <table:table-row table:style-name="ro1">
          <table:table-cell table:style-name="ce2" office:value-type="string" calcext:value-type="string">
            <text:p>Varlen only</text:p>
          </table:table-cell>
          <table:table-cell table:style-name="ce2" office:value-type="float" office:value="1" calcext:value-type="float">
            <text:p>1</text:p>
          </table:table-cell>
          <table:table-cell table:style-name="ce40" table:formula="of:=COUNTIFS( ['energy-reg2prism'.G3:.G28]; &quot;y&quot;; ['energy-reg2prism'.H3:.H28]; &quot;n&quot;; ['energy-reg2prism'.I3:.I28]; &quot;n&quot;)" office:value-type="float" office:value="4" calcext:value-type="float">
            <text:p>4</text:p>
          </table:table-cell>
          <table:table-cell table:style-name="ce23" table:formula="of:=AVERAGEIFS( ['energy-reg2prism'.K3:.K28]; ['energy-reg2prism'.G3:.G28]; &quot;y&quot;; ['energy-reg2prism'.H3:.H28]; &quot;n&quot;; ['energy-reg2prism'.I3:.I28]; &quot;n&quot;)" office:value-type="float" office:value="387.05" calcext:value-type="float">
            <text:p>387.05</text:p>
          </table:table-cell>
          <table:table-cell table:style-name="ce23" table:formula="of:=AVERAGEIFS( ['energy-reg2prism'.L3:.L28]; ['energy-reg2prism'.G3:.G28]; &quot;y&quot;; ['energy-reg2prism'.H3:.H28]; &quot;n&quot;; ['energy-reg2prism'.I3:.I28]; &quot;n&quot;)" office:value-type="float" office:value="192.11525" calcext:value-type="float">
            <text:p>192.11525</text:p>
          </table:table-cell>
          <table:table-cell table:style-name="ce40" table:formula="of:=AVERAGEIFS( ['energy-reg2prism'.N3:.N28]; ['energy-reg2prism'.G3:.G28]; &quot;y&quot;; ['energy-reg2prism'.H3:.H28]; &quot;n&quot;; ['energy-reg2prism'.I3:.I28]; &quot;n&quot;)" office:value-type="float" office:value="193.999" calcext:value-type="float">
            <text:p>193.999</text:p>
          </table:table-cell>
          <table:table-cell table:style-name="ce40" table:formula="of:=AVERAGEIFS( ['energy-reg2prism'.P3:.P28]; ['energy-reg2prism'.G3:.G28]; &quot;y&quot;; ['energy-reg2prism'.H3:.H28]; &quot;n&quot;; ['energy-reg2prism'.I3:.I28]; &quot;n&quot;)" office:value-type="float" office:value="0.924559790162282" calcext:value-type="float">
            <text:p>0.924559790162282</text:p>
          </table:table-cell>
          <table:table-cell table:formula="of:=AVERAGEIFS( ['energy-reg2prism'.Q3:.Q28]; ['energy-reg2prism'.G3:.G28]; &quot;y&quot;; ['energy-reg2prism'.H3:.H28]; &quot;n&quot;; ['energy-reg2prism'.I3:.I28]; &quot;n&quot;)" office:value-type="float" office:value="0.904782486901219" calcext:value-type="float">
            <text:p>0.9047824869012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ar onl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UNTIFS( ['energy-reg2prism'.G3:.G28]; &quot;n&quot;; ['energy-reg2prism'.H3:.H28]; &quot;y&quot;; ['energy-reg2prism'.I3:.I28]; &quot;n&quot;)" office:value-type="float" office:value="4" calcext:value-type="float">
            <text:p>4</text:p>
          </table:table-cell>
          <table:table-cell table:style-name="ce26" table:formula="of:=AVERAGEIFS( ['energy-reg2prism'.K3:.K28]; ['energy-reg2prism'.G3:.G28]; &quot;n&quot;; ['energy-reg2prism'.H3:.H28]; &quot;y&quot;; ['energy-reg2prism'.I3:.I28]; &quot;n&quot;)" office:value-type="float" office:value="159.1985" calcext:value-type="float">
            <text:p>159.1985</text:p>
          </table:table-cell>
          <table:table-cell table:style-name="ce26" table:formula="of:=AVERAGEIFS( ['energy-reg2prism'.L3:.L28]; ['energy-reg2prism'.G3:.G28]; &quot;n&quot;; ['energy-reg2prism'.H3:.H28]; &quot;y&quot;; ['energy-reg2prism'.I3:.I28]; &quot;n&quot;)" office:value-type="float" office:value="54.0175" calcext:value-type="float">
            <text:p>54.0175</text:p>
          </table:table-cell>
          <table:table-cell table:style-name="ce40" table:formula="of:=AVERAGEIFS( ['energy-reg2prism'.N3:.N28]; ['energy-reg2prism'.G3:.G28]; &quot;n&quot;; ['energy-reg2prism'.H3:.H28]; &quot;y&quot;; ['energy-reg2prism'.I3:.I28]; &quot;n&quot;)" office:value-type="float" office:value="104.62275" calcext:value-type="float">
            <text:p>104.62275</text:p>
          </table:table-cell>
          <table:table-cell table:formula="of:=AVERAGEIFS( ['energy-reg2prism'.P3:.P28]; ['energy-reg2prism'.G3:.G28]; &quot;n&quot;; ['energy-reg2prism'.H3:.H28]; &quot;y&quot;; ['energy-reg2prism'.I3:.I28]; &quot;n&quot;)" office:value-type="float" office:value="0.528232854122622" calcext:value-type="float">
            <text:p>0.528232854122622</text:p>
          </table:table-cell>
          <table:table-cell table:formula="of:=AVERAGEIFS( ['energy-reg2prism'.Q3:.Q28]; ['energy-reg2prism'.G3:.G28]; &quot;n&quot;; ['energy-reg2prism'.H3:.H28]; &quot;y&quot;; ['energy-reg2prism'.I3:.I28]; &quot;n&quot;)" office:value-type="float" office:value="1.04643966388693" calcext:value-type="float">
            <text:p>1.04643966388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 only</text:p>
          </table:table-cell>
          <table:table-cell office:value-type="float" office:value="1" calcext:value-type="float">
            <text:p>1</text:p>
          </table:table-cell>
          <table:table-cell table:formula="of:=COUNTIFS( ['energy-reg2prism'.G3:.G28]; &quot;n&quot;; ['energy-reg2prism'.H3:.H28]; &quot;n&quot;; ['energy-reg2prism'.I3:.I28]; &quot;y&quot;)" office:value-type="float" office:value="3" calcext:value-type="float">
            <text:p>3</text:p>
          </table:table-cell>
          <table:table-cell table:formula="of:=AVERAGEIFS( ['energy-reg2prism'.K3:.K28]; ['energy-reg2prism'.G3:.G28]; &quot;n&quot;; ['energy-reg2prism'.H3:.H28]; &quot;n&quot;; ['energy-reg2prism'.I3:.I28]; &quot;y&quot;)" office:value-type="float" office:value="368.545" calcext:value-type="float">
            <text:p>368.545</text:p>
          </table:table-cell>
          <table:table-cell table:formula="of:=AVERAGEIFS( ['energy-reg2prism'.L3:.L28]; ['energy-reg2prism'.G3:.G28]; &quot;n&quot;; ['energy-reg2prism'.H3:.H28]; &quot;n&quot;; ['energy-reg2prism'.I3:.I28]; &quot;y&quot;)" office:value-type="float" office:value="326.490666666667" calcext:value-type="float">
            <text:p>326.490666666667</text:p>
          </table:table-cell>
          <table:table-cell table:style-name="ce40" table:formula="of:=AVERAGEIFS( ['energy-reg2prism'.N3:.N28]; ['energy-reg2prism'.G3:.G28]; &quot;n&quot;; ['energy-reg2prism'.H3:.H28]; &quot;n&quot;; ['energy-reg2prism'.I3:.I28]; &quot;y&quot;)" office:value-type="float" office:value="38.7986666666667" calcext:value-type="float">
            <text:p>38.7986666666667</text:p>
          </table:table-cell>
          <table:table-cell table:style-name="ce40" table:formula="of:=AVERAGEIFS( ['energy-reg2prism'.P3:.P28]; ['energy-reg2prism'.G3:.G28]; &quot;n&quot;; ['energy-reg2prism'.H3:.H28]; &quot;n&quot;; ['energy-reg2prism'.I3:.I28]; &quot;y&quot;)" office:value-type="float" office:value="6.43064181096681" calcext:value-type="float">
            <text:p>6.43064181096681</text:p>
          </table:table-cell>
          <table:table-cell table:formula="of:=AVERAGEIFS( ['energy-reg2prism'.Q3:.Q28]; ['energy-reg2prism'.G3:.G28]; &quot;n&quot;; ['energy-reg2prism'.H3:.H28]; &quot;n&quot;; ['energy-reg2prism'.I3:.I28]; &quot;y&quot;)" office:value-type="float" office:value="0.780786291486291" calcext:value-type="float">
            <text:p>0.78078629148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char</text:p>
          </table:table-cell>
          <table:table-cell office:value-type="float" office:value="2" calcext:value-type="float">
            <text:p>2</text:p>
          </table:table-cell>
          <table:table-cell table:style-name="ce40" table:formula="of:=COUNTIFS( ['energy-reg2prism'.G3:.G28]; &quot;y&quot;; ['energy-reg2prism'.H3:.H28]; &quot;y&quot;; ['energy-reg2prism'.I3:.I28]; &quot;n&quot;)" office:value-type="float" office:value="5" calcext:value-type="float">
            <text:p>5</text:p>
          </table:table-cell>
          <table:table-cell table:formula="of:=AVERAGEIFS( ['energy-reg2prism'.K3:.K28]; ['energy-reg2prism'.G3:.G28]; &quot;y&quot;; ['energy-reg2prism'.H3:.H28]; &quot;y&quot;; ['energy-reg2prism'.I3:.I28]; &quot;n&quot;)" office:value-type="float" office:value="1180.1996" calcext:value-type="float">
            <text:p>1180.1996</text:p>
          </table:table-cell>
          <table:table-cell table:style-name="ce40" table:formula="of:=AVERAGEIFS( ['energy-reg2prism'.L3:.L28]; ['energy-reg2prism'.G3:.G28]; &quot;y&quot;; ['energy-reg2prism'.H3:.H28]; &quot;y&quot;; ['energy-reg2prism'.I3:.I28]; &quot;n&quot;)" office:value-type="float" office:value="640.3488" calcext:value-type="float">
            <text:p>640.3488</text:p>
          </table:table-cell>
          <table:table-cell table:style-name="ce40" table:formula="of:=AVERAGEIFS( ['energy-reg2prism'.N3:.N28]; ['energy-reg2prism'.G3:.G28]; &quot;y&quot;; ['energy-reg2prism'.H3:.H28]; &quot;y&quot;; ['energy-reg2prism'.I3:.I28]; &quot;n&quot;)" office:value-type="float" office:value="538.5718" calcext:value-type="float">
            <text:p>538.5718</text:p>
          </table:table-cell>
          <table:table-cell table:style-name="ce40" table:formula="of:=AVERAGEIFS( ['energy-reg2prism'.P3:.P28]; ['energy-reg2prism'.G3:.G28]; &quot;y&quot;; ['energy-reg2prism'.H3:.H28]; &quot;y&quot;; ['energy-reg2prism'.I3:.I28]; &quot;n&quot;)" office:value-type="float" office:value="1.37129081922252" calcext:value-type="float">
            <text:p>1.37129081922252</text:p>
          </table:table-cell>
          <table:table-cell table:formula="of:=AVERAGEIFS( ['energy-reg2prism'.Q3:.Q28]; ['energy-reg2prism'.G3:.G28]; &quot;y&quot;; ['energy-reg2prism'.H3:.H28]; &quot;y&quot;; ['energy-reg2prism'.I3:.I28]; &quot;n&quot;)" office:value-type="float" office:value="1.15273966796799" calcext:value-type="float">
            <text:p>1.1527396679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8]; &quot;y&quot;; ['energy-reg2prism'.H3:.H28]; &quot;n&quot;; ['energy-reg2prism'.I3:.I28]; &quot;y&quot;)" office:value-type="float" office:value="4" calcext:value-type="float">
            <text:p>4</text:p>
          </table:table-cell>
          <table:table-cell table:style-name="ce40" table:formula="of:=AVERAGEIFS( ['energy-reg2prism'.K3:.K28]; ['energy-reg2prism'.G3:.G28]; &quot;y&quot;; ['energy-reg2prism'.H3:.H28]; &quot;n&quot;; ['energy-reg2prism'.I3:.I28]; &quot;y&quot;)" office:value-type="float" office:value="6946.4365" calcext:value-type="float">
            <text:p>6946.4365</text:p>
          </table:table-cell>
          <table:table-cell table:style-name="ce40" table:formula="of:=AVERAGEIFS( ['energy-reg2prism'.L3:.L28]; ['energy-reg2prism'.G3:.G28]; &quot;y&quot;; ['energy-reg2prism'.H3:.H28]; &quot;n&quot;; ['energy-reg2prism'.I3:.I28]; &quot;y&quot;)" office:value-type="float" office:value="6804.03125" calcext:value-type="float">
            <text:p>6804.03125</text:p>
          </table:table-cell>
          <table:table-cell table:style-name="ce40" table:formula="of:=AVERAGEIFS( ['energy-reg2prism'.N3:.N28]; ['energy-reg2prism'.G3:.G28]; &quot;y&quot;; ['energy-reg2prism'.H3:.H28]; &quot;n&quot;; ['energy-reg2prism'.I3:.I28]; &quot;y&quot;)" office:value-type="float" office:value="135.4885" calcext:value-type="float">
            <text:p>135.4885</text:p>
          </table:table-cell>
          <table:table-cell table:formula="of:=AVERAGEIFS( ['energy-reg2prism'.P3:.P28]; ['energy-reg2prism'.G3:.G28]; &quot;y&quot;; ['energy-reg2prism'.H3:.H28]; &quot;n&quot;; ['energy-reg2prism'.I3:.I28]; &quot;y&quot;)" office:value-type="float" office:value="28.3056017859965" calcext:value-type="float">
            <text:p>28.3056017859965</text:p>
          </table:table-cell>
          <table:table-cell table:formula="of:=AVERAGEIFS( ['energy-reg2prism'.Q3:.Q28]; ['energy-reg2prism'.G3:.G28]; &quot;y&quot;; ['energy-reg2prism'.H3:.H28]; &quot;n&quot;; ['energy-reg2prism'.I3:.I28]; &quot;y&quot;)" office:value-type="float" office:value="0.546937706817093" calcext:value-type="float">
            <text:p>0.546937706817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formula="of:=COUNTIFS( ['energy-reg2prism'.G3:.G28]; &quot;y&quot;; ['energy-reg2prism'.H3:.H28]; &quot;y&quot;; ['energy-reg2prism'.I3:.I28]; &quot;y&quot;)" office:value-type="float" office:value="2" calcext:value-type="float">
            <text:p>2</text:p>
          </table:table-cell>
          <table:table-cell table:style-name="ce40" table:formula="of:=AVERAGEIFS( ['energy-reg2prism'.K3:.K28]; ['energy-reg2prism'.G3:.G28]; &quot;y&quot;; ['energy-reg2prism'.H3:.H28]; &quot;y&quot;; ['energy-reg2prism'.I3:.I28]; &quot;y&quot;)" office:value-type="float" office:value="40575.6565" calcext:value-type="float">
            <text:p>40575.6565</text:p>
          </table:table-cell>
          <table:table-cell table:style-name="ce40" table:formula="of:=AVERAGEIFS( ['energy-reg2prism'.L3:.L28]; ['energy-reg2prism'.G3:.G28]; &quot;y&quot;; ['energy-reg2prism'.H3:.H28]; &quot;y&quot;; ['energy-reg2prism'.I3:.I28]; &quot;y&quot;)" office:value-type="float" office:value="13439.152" calcext:value-type="float">
            <text:p>13439.152</text:p>
          </table:table-cell>
          <table:table-cell table:style-name="ce40" table:formula="of:=AVERAGEIFS( ['energy-reg2prism'.N3:.N28]; ['energy-reg2prism'.G3:.G28]; &quot;y&quot;; ['energy-reg2prism'.H3:.H28]; &quot;y&quot;; ['energy-reg2prism'.I3:.I28]; &quot;y&quot;)" office:value-type="float" office:value="27130.1265" calcext:value-type="float">
            <text:p>27130.1265</text:p>
          </table:table-cell>
          <table:table-cell table:style-name="ce40" table:formula="of:=AVERAGEIFS( ['energy-reg2prism'.P3:.P28]; ['energy-reg2prism'.G3:.G28]; &quot;y&quot;; ['energy-reg2prism'.H3:.H28]; &quot;y&quot;; ['energy-reg2prism'.I3:.I28]; &quot;y&quot;)" office:value-type="float" office:value="18.1889180709534" calcext:value-type="float">
            <text:p>18.1889180709534</text:p>
          </table:table-cell>
          <table:table-cell table:formula="of:=AVERAGEIFS( ['energy-reg2prism'.Q3:.Q28]; ['energy-reg2prism'.G3:.G28]; &quot;y&quot;; ['energy-reg2prism'.H3:.H28]; &quot;y&quot;; ['energy-reg2prism'.I3:.I28]; &quot;y&quot;)" office:value-type="float" office:value="39.0463046286031" calcext:value-type="float">
            <text:p>39.0463046286031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cluded (no run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8]; &quot;n&quot;; ['energy-reg2prism'.H3:.H28]; &quot;y&quot;; ['energy-reg2prism'.I3:.I28]; &quot;y&quot;)" office:value-type="float" office:value="0" calcext:value-type="float">
            <text:p>0</text:p>
          </table:table-cell>
          <table:table-cell table:style-name="ce40" table:formula="of:=AVERAGEIFS( ['energy-reg2prism'.K3:.K28]; ['energy-reg2prism'.G3:.G28]; &quot;n&quot;; ['energy-reg2prism'.H3:.H28]; &quot;y&quot;; ['energy-reg2prism'.I3:.I28]; &quot;y&quot;)" office:value-type="string" office:string-value="" calcext:value-type="error">
            <text:p>#DIV/0!</text:p>
          </table:table-cell>
          <table:table-cell table:style-name="ce40"/>
          <table:table-cell table:number-columns-repeated="6"/>
        </table:table-row>
      </table:table>
      <table:table table:name="Map Analysis" table:style-name="ta1">
        <table:table-column table:style-name="co15" table:default-cell-style-name="Default"/>
        <table:table-column table:style-name="co15" table:default-cell-style-name="ce15"/>
        <table:table-column table:style-name="co15" table:default-cell-style-name="ce32"/>
        <table:table-column table:style-name="co15" table:number-columns-repeated="2" table:default-cell-style-name="Default"/>
        <table:table-column table:style-name="co25" table:default-cell-style-name="ce15"/>
        <table:table-column table:style-name="co26" table:default-cell-style-name="ce15"/>
        <table:table-row table:style-name="ro7">
          <table:table-cell table:style-name="ce15" office:value-type="string" calcext:value-type="string">
            <text:p>Map</text:p>
          </table:table-cell>
          <table:table-cell office:value-type="string" calcext:value-type="string">
            <text:p>Run Count</text:p>
          </table:table-cell>
          <table:table-cell office:value-type="string" calcext:value-type="string">
            <text:p>Avg total time (s)</text:p>
          </table:table-cell>
          <table:table-cell table:style-name="ce15" office:value-type="string" calcext:value-type="string">
            <text:p>Avg saturation time (s)</text:p>
          </table:table-cell>
          <table:table-cell table:style-name="ce15" office:value-type="string" calcext:value-type="string">
            <text:p>Avg interp time (s)</text:p>
          </table:table-cell>
          <table:table-cell office:value-type="string" calcext:value-type="string">
            <text:p>Avg SMT time per satval (s)</text:p>
          </table:table-cell>
          <table:table-cell office:value-type="string" calcext:value-type="string">
            <text:p>Avg PRISM time per satval (s)</text:p>
          </table:table-cell>
        </table:table-row>
        <table:table-row table:style-name="ro1">
          <table:table-cell office:value-type="string" calcext:value-type="string">
            <text:p>map0</text:p>
          </table:table-cell>
          <table:table-cell table:style-name="Default" table:formula="of:=COUNTIFS( ['energy-reg2prism'.C3:.C28]; [.A2]&amp;&quot;*&quot;)" office:value-type="float" office:value="17" calcext:value-type="float">
            <text:p>17</text:p>
          </table:table-cell>
          <table:table-cell table:style-name="ce41" table:formula="of:=AVERAGEIFS( ['energy-reg2prism'.K3:.K28]; ['energy-reg2prism'.C3:.C28]; [.A2]&amp;&quot;*&quot;)" office:value-type="float" office:value="487.886117647059" calcext:value-type="float">
            <text:p>487.886117647059</text:p>
          </table:table-cell>
          <table:table-cell table:formula="of:=AVERAGEIFS( ['energy-reg2prism'.L3:.L28]; ['energy-reg2prism'.C3:.C28]; [.A2]&amp;&quot;*&quot;)" office:value-type="float" office:value="247.844823529412" calcext:value-type="float">
            <text:p>247.844823529412</text:p>
          </table:table-cell>
          <table:table-cell table:formula="of:==AVERAGEIFS( ['energy-reg2prism'.N3:.N28]; ['energy-reg2prism'.C3:.C28]; [.A2]&amp;&quot;*&quot;)" office:value-type="float" office:value="239.243" calcext:value-type="float">
            <text:p>239.243</text:p>
          </table:table-cell>
          <table:table-cell table:style-name="Default" table:formula="of:=AVERAGEIFS( ['energy-reg2prism'.P3:.P28]; ['energy-reg2prism'.C3:.C28]; [.A2]&amp;&quot;*&quot;)" office:value-type="float" office:value="0.802898960018295" calcext:value-type="float">
            <text:p>0.802898960018295</text:p>
          </table:table-cell>
          <table:table-cell table:style-name="Default" table:formula="of:=AVERAGEIFS( ['energy-reg2prism'.Q3:.Q28]; ['energy-reg2prism'.C3:.C28]; [.A2]&amp;&quot;*&quot;)" office:value-type="float" office:value="1.26126297761548" calcext:value-type="float">
            <text:p>1.26126297761548</text:p>
          </table:table-cell>
        </table:table-row>
        <table:table-row table:style-name="ro1">
          <table:table-cell office:value-type="string" calcext:value-type="string">
            <text:p>map3b</text:p>
          </table:table-cell>
          <table:table-cell table:style-name="ce41" table:formula="of:=COUNTIFS( ['energy-reg2prism'.C3:.C28]; [.A3]&amp;&quot;*&quot;)" office:value-type="float" office:value="9" calcext:value-type="float">
            <text:p>9</text:p>
          </table:table-cell>
          <table:table-cell table:style-name="Default" table:formula="of:=AVERAGEIFS( ['energy-reg2prism'.K3:.K28]; ['energy-reg2prism'.C3:.C28]; [.A3]&amp;&quot;*&quot;)" office:value-type="float" office:value="12226.966" calcext:value-type="float">
            <text:p>12226.966</text:p>
          </table:table-cell>
          <table:table-cell table:formula="of:=AVERAGEIFS( ['energy-reg2prism'.L3:.L28]; ['energy-reg2prism'.C3:.C28]; [.A3]&amp;&quot;*&quot;)" office:value-type="float" office:value="6119.32233333333" calcext:value-type="float">
            <text:p>6119.32233333333</text:p>
          </table:table-cell>
          <table:table-cell table:formula="of:==AVERAGEIFS( ['energy-reg2prism'.N3:.N28]; ['energy-reg2prism'.C3:.C28]; [.A3]&amp;&quot;*&quot;)" office:value-type="float" office:value="6102.067" calcext:value-type="float">
            <text:p>6102.067</text:p>
          </table:table-cell>
          <table:table-cell table:style-name="ce41" table:formula="of:=AVERAGEIFS( ['energy-reg2prism'.P3:.P28]; ['energy-reg2prism'.C3:.C28]; [.A3]&amp;&quot;*&quot;)" office:value-type="float" office:value="18.7657965243104" calcext:value-type="float">
            <text:p>18.7657965243104</text:p>
          </table:table-cell>
          <table:table-cell table:style-name="ce41" table:formula="of:=AVERAGEIFS( ['energy-reg2prism'.Q3:.Q28]; ['energy-reg2prism'.C3:.C28]; [.A3]&amp;&quot;*&quot;)" office:value-type="float" office:value="9.18030210654816" calcext:value-type="float">
            <text:p>9.18030210654816</text:p>
          </table:table-cell>
        </table:table-row>
      </table:table>
      <table:table table:name="Charts" table:style-name="ta1">
        <table:shapes>
          <draw:frame draw:z-index="0" draw:style-name="gr2" draw:text-style-name="P3" svg:width="453.51pt" svg:height="255.09pt" svg:x="66.84pt" svg:y="13.49pt">
            <loext:p draw:notify-on-update-of-ranges="'energy-reg2prism'.A2:'energy-reg2prism'.A2 'energy-reg2prism'.A3:'energy-reg2prism'.A27 'energy-reg2prism'.B2:'energy-reg2prism'.B2 'energy-reg2prism'.B3:'energy-reg2prism'.B27 'energy-reg2prism'.C2:'energy-reg2prism'.C2 'energy-reg2prism'.C3:'energy-reg2prism'.C27 'energy-reg2prism'.F2:'energy-reg2prism'.F2 'energy-reg2prism'.F3:'energy-reg2prism'.F27 'energy-reg2prism'.G2:'energy-reg2prism'.G2 'energy-reg2prism'.G3:'energy-reg2prism'.G27 'energy-reg2prism'.H2:'energy-reg2prism'.H2 'energy-reg2prism'.H3:'energy-reg2prism'.H27 'energy-reg2prism'.I2:'energy-reg2prism'.I2 'energy-reg2prism'.I3:'energy-reg2prism'.I27 'energy-reg2prism'.J2:'energy-reg2prism'.J2 'energy-reg2prism'.J3:'energy-reg2prism'.J27 'energy-reg2prism'.K2:'energy-reg2prism'.K2 'energy-reg2prism'.K3:'energy-reg2prism'.K27 'energy-reg2prism'.L2:'energy-reg2prism'.L2 'energy-reg2prism'.L3:'energy-reg2prism'.L27 'energy-reg2prism'.M2:'energy-reg2prism'.M2 'energy-reg2prism'.M3:'energy-reg2prism'.M27 'energy-reg2prism'.N2:'energy-reg2prism'.N2 'energy-reg2prism'.N3:'energy-reg2prism'.N27 'energy-reg2prism'.O2:'energy-reg2prism'.O2 'energy-reg2prism'.O3:'energy-reg2prism'.O27 'energy-reg2prism'.P2:'energy-reg2prism'.P2 'energy-reg2prism'.P3:'energy-reg2prism'.P27 'energy-reg2prism'.R2:'energy-reg2prism'.R2 'energy-reg2prism'.R3:'energy-reg2prism'.R27 'energy-reg2prism'.S2:'energy-reg2prism'.S2 'energy-reg2prism'.S3:'energy-reg2prism'.S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453.51pt" svg:height="255.09pt" svg:x="566.53pt" svg:y="19.22pt">
            <loext:p draw:notify-on-update-of-ranges="'energy-reg2prism'.F3:'energy-reg2prism'.F27 'energy-reg2prism'.J2:'energy-reg2prism'.J2 'energy-reg2prism'.J3:'energy-reg2prism'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3" svg:width="453.51pt" svg:height="255.09pt" svg:x="573.96pt" svg:y="280.77pt">
            <loext:p draw:notify-on-update-of-ranges="'energy-reg2prism'.F3:'energy-reg2prism'.F27 'energy-reg2prism'.K2:'energy-reg2prism'.K2 'energy-reg2prism'.K3:'energy-reg2prism'.K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3" svg:width="453.51pt" svg:height="255.09pt" svg:x="576.03pt" svg:y="549.5pt">
            <loext:p draw:notify-on-update-of-ranges="'energy-reg2prism'.F3:'energy-reg2prism'.F27 'energy-reg2prism'.L2:'energy-reg2prism'.L2 'energy-reg2prism'.L3:'energy-reg2prism'.L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3" svg:width="453.51pt" svg:height="255.09pt" svg:x="598.34pt" svg:y="817pt">
            <loext:p draw:notify-on-update-of-ranges="'energy-reg2prism'.F3:'energy-reg2prism'.F27 'energy-reg2prism'.N2:'energy-reg2prism'.N2 'energy-reg2prism'.N3:'energy-reg2prism'.N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3" svg:width="453.51pt" svg:height="255.09pt" svg:x="607.35pt" svg:y="1088.62pt">
            <loext:p draw:notify-on-update-of-ranges="'energy-reg2prism'.F3:'energy-reg2prism'.F27 'energy-reg2prism'.P2:'energy-reg2prism'.P2 'energy-reg2prism'.P3:'energy-reg2prism'.P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3" svg:width="453.51pt" svg:height="255.09pt" svg:x="610.1pt" svg:y="1357.43pt">
            <loext:p draw:notify-on-update-of-ranges="'energy-reg2prism'.F3:'energy-reg2prism'.F27 'energy-reg2prism'.Q2:'energy-reg2prism'.Q2 'energy-reg2prism'.Q3:'energy-reg2prism'.Q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3" svg:width="453.51pt" svg:height="255.09pt" svg:x="1088.73pt" svg:y="17.06pt">
            <loext:p draw:notify-on-update-of-ranges="'Feature Analysis'.B2:'Feature Analysis'.B8 'Feature Analysis'.D1:'Feature Analysis'.D1 'Feature Analysis'.D2:'Feature Analysis'.D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2" draw:text-style-name="P3" svg:width="453.51pt" svg:height="255.09pt" svg:x="1091.51pt" svg:y="293.67pt">
            <loext:p draw:notify-on-update-of-ranges="'Feature Analysis'.B2:'Feature Analysis'.B8 'Feature Analysis'.E1:'Feature Analysis'.E1 'Feature Analysis'.E2:'Feature Analysis'.E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2" draw:text-style-name="P3" svg:width="453.51pt" svg:height="255.09pt" svg:x="1092.87pt" svg:y="553.29pt">
            <loext:p draw:notify-on-update-of-ranges="'Feature Analysis'.B2:'Feature Analysis'.B8 'Feature Analysis'.F1:'Feature Analysis'.F1 'Feature Analysis'.F2:'Feature Analysis'.F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3" svg:width="453.51pt" svg:height="255.09pt" svg:x="1097.06pt" svg:y="822.1pt">
            <loext:p draw:notify-on-update-of-ranges="'Feature Analysis'.B2:'Feature Analysis'.B8 'Feature Analysis'.G1:'Feature Analysis'.G1 'Feature Analysis'.G2:'Feature Analysis'.G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2" draw:text-style-name="P3" svg:width="453.51pt" svg:height="255.09pt" svg:x="1102.62pt" svg:y="1090.89pt">
            <loext:p draw:notify-on-update-of-ranges="'Feature Analysis'.B2:'Feature Analysis'.B8 'Feature Analysis'.H1:'Feature Analysis'.H1 'Feature Analysis'.H2:'Feature Analysis'.H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5" table:number-columns-repeated="11" table:default-cell-style-name="Default"/>
        <table:table-column table:style-name="co15" table:default-cell-style-name="ce22"/>
        <table:table-column table:style-name="co15" table:number-columns-repeated="6" table:default-cell-style-name="Default"/>
        <table:table-column table:style-name="co15" table:default-cell-style-name="ce22"/>
        <table:table-row table:style-name="ro1">
          <table:table-cell table:number-columns-repeated="3"/>
          <table:table-cell office:value-type="string" calcext:value-type="string">
            <text:p>All things considered </text:p>
          </table:table-cell>
          <table:table-cell table:number-columns-repeated="7"/>
          <table:table-cell office:value-type="string" calcext:value-type="string">
            <text:p>Length dependency charts</text:p>
          </table:table-cell>
          <table:table-cell table:number-columns-repeated="6"/>
          <table:table-cell office:value-type="string" calcext:value-type="string">
            <text:p>Number of features dependency cha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1:03:15.354581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Ruchkin</meta:initial-creator>
    <meta:creation-date>2018-01-20T11:30:31.837016339</meta:creation-date>
    <meta:generator>LibreOffice/5.3.1.2$Linux_X86_64 LibreOffice_project/30m0$Build-2</meta:generator>
    <dc:date>2018-01-29T11:12:02.357416680</dc:date>
    <dc:creator>Ivan Ruchkin</dc:creator>
    <meta:editing-duration>P1DT4H36M32S</meta:editing-duration>
    <meta:editing-cycles>132</meta:editing-cycles>
    <meta:document-statistic meta:table-count="4" meta:cell-count="67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3cm" svg:y="0.714cm" style:legend-expansion="high" chart:style-name="ch2"/>
        <chart:plot-area chart:style-name="ch3" table:cell-range-address="'energy-reg2prism'.A2:'energy-reg2prism'.C27 'energy-reg2prism'.F2:'energy-reg2prism'.P27 'energy-reg2prism'.R2:'energy-reg2prism'.S27" chart:data-source-has-labels="row" svg:x="0.32cm" svg:y="0.18cm" svg:width="10.083cm" svg:height="8.64cm">
          <chartooo:coordinate-region svg:x="1.533cm" svg:y="0.365cm" svg:width="8.74cm" svg:height="7.6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ergy-reg2prism'.A3:'energy-reg2prism'.A27" chart:label-cell-address="'energy-reg2prism'.A2:'energy-reg2prism'.A2" chart:class="chart:line">
            <chart:data-point chart:repeated="25"/>
          </chart:series>
          <chart:series chart:style-name="ch7" chart:values-cell-range-address="'energy-reg2prism'.B3:'energy-reg2prism'.B27" chart:label-cell-address="'energy-reg2prism'.B2:'energy-reg2prism'.B2" chart:class="chart:line">
            <chart:data-point chart:repeated="25"/>
          </chart:series>
          <chart:series chart:style-name="ch8" chart:values-cell-range-address="'energy-reg2prism'.C3:'energy-reg2prism'.C27" chart:label-cell-address="'energy-reg2prism'.C2:'energy-reg2prism'.C2" chart:class="chart:line">
            <chart:data-point chart:repeated="25"/>
          </chart:series>
          <chart:series chart:style-name="ch9" chart:values-cell-range-address="'energy-reg2prism'.F3:'energy-reg2prism'.F27" chart:label-cell-address="'energy-reg2prism'.F2:'energy-reg2prism'.F2" chart:class="chart:line">
            <chart:data-point chart:repeated="25"/>
          </chart:series>
          <chart:series chart:style-name="ch10" chart:values-cell-range-address="'energy-reg2prism'.G3:'energy-reg2prism'.G27" chart:label-cell-address="'energy-reg2prism'.G2:'energy-reg2prism'.G2" chart:class="chart:line">
            <chart:data-point chart:repeated="25"/>
          </chart:series>
          <chart:series chart:style-name="ch11" chart:values-cell-range-address="'energy-reg2prism'.H3:'energy-reg2prism'.H27" chart:label-cell-address="'energy-reg2prism'.H2:'energy-reg2prism'.H2" chart:class="chart:line">
            <chart:data-point chart:repeated="25"/>
          </chart:series>
          <chart:series chart:style-name="ch12" chart:values-cell-range-address="'energy-reg2prism'.I3:'energy-reg2prism'.I27" chart:label-cell-address="'energy-reg2prism'.I2:'energy-reg2prism'.I2" chart:class="chart:line">
            <chart:data-point chart:repeated="25"/>
          </chart:series>
          <chart:series chart:style-name="ch13" chart:values-cell-range-address="'energy-reg2prism'.J3:'energy-reg2prism'.J27" chart:label-cell-address="'energy-reg2prism'.J2:'energy-reg2prism'.J2" chart:class="chart:line">
            <chart:data-point chart:repeated="25"/>
          </chart:series>
          <chart:series chart:style-name="ch14" chart:values-cell-range-address="'energy-reg2prism'.K3:'energy-reg2prism'.K27" chart:label-cell-address="'energy-reg2prism'.K2:'energy-reg2prism'.K2" chart:class="chart:line">
            <chart:data-point chart:repeated="25"/>
          </chart:series>
          <chart:series chart:style-name="ch15" chart:values-cell-range-address="'energy-reg2prism'.L3:'energy-reg2prism'.L27" chart:label-cell-address="'energy-reg2prism'.L2:'energy-reg2prism'.L2" chart:class="chart:line">
            <chart:data-point chart:repeated="25"/>
          </chart:series>
          <chart:series chart:style-name="ch16" chart:values-cell-range-address="'energy-reg2prism'.M3:'energy-reg2prism'.M27" chart:label-cell-address="'energy-reg2prism'.M2:'energy-reg2prism'.M2" chart:class="chart:line">
            <chart:data-point chart:repeated="25"/>
          </chart:series>
          <chart:series chart:style-name="ch17" chart:values-cell-range-address="'energy-reg2prism'.N3:'energy-reg2prism'.N27" chart:label-cell-address="'energy-reg2prism'.N2:'energy-reg2prism'.N2" chart:class="chart:line">
            <chart:data-point chart:repeated="25"/>
          </chart:series>
          <chart:series chart:style-name="ch18" chart:values-cell-range-address="'energy-reg2prism'.O3:'energy-reg2prism'.O27" chart:label-cell-address="'energy-reg2prism'.O2:'energy-reg2prism'.O2" chart:class="chart:line">
            <chart:data-point chart:repeated="25"/>
          </chart:series>
          <chart:series chart:style-name="ch19" chart:values-cell-range-address="'energy-reg2prism'.P3:'energy-reg2prism'.P27" chart:label-cell-address="'energy-reg2prism'.P2:'energy-reg2prism'.P2" chart:class="chart:line">
            <chart:data-point chart:repeated="25"/>
          </chart:series>
          <chart:series chart:style-name="ch20" chart:values-cell-range-address="'energy-reg2prism'.R3:'energy-reg2prism'.R27" chart:label-cell-address="'energy-reg2prism'.R2:'energy-reg2prism'.R2" chart:class="chart:line">
            <chart:data-point chart:repeated="25"/>
          </chart:series>
          <chart:series chart:style-name="ch21" chart:values-cell-range-address="'energy-reg2prism'.S3:'energy-reg2prism'.S27" chart:label-cell-address="'energy-reg2prism'.S2:'energy-reg2prism'.S2" chart:class="chart:line">
            <chart:data-point chart:repeated="2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un # </text:p>
                <draw:g>
                  <svg:desc>'energy-reg2prism'.A2:'energy-reg2prism'.A2</svg:desc>
                </draw:g>
              </table:table-cell>
              <table:table-cell office:value-type="string">
                <text:p>Filename</text:p>
                <draw:g>
                  <svg:desc>'energy-reg2prism'.B2:'energy-reg2prism'.B2</svg:desc>
                </draw:g>
              </table:table-cell>
              <table:table-cell office:value-type="string">
                <text:p>Map </text:p>
                <draw:g>
                  <svg:desc>'energy-reg2prism'.C2:'energy-reg2prism'.C2</svg:desc>
                </draw:g>
              </table:table-cell>
              <table:table-cell office:value-type="string">
                <text:p># steps</text:p>
                <draw:g>
                  <svg:desc>'energy-reg2prism'.F2:'energy-reg2prism'.F2</svg:desc>
                </draw:g>
              </table:table-cell>
              <table:table-cell office:value-type="string">
                <text:p>Variable length (y/n)</text:p>
                <draw:g>
                  <svg:desc>'energy-reg2prism'.G2:'energy-reg2prism'.G2</svg:desc>
                </draw:g>
              </table:table-cell>
              <table:table-cell office:value-type="string">
                <text:p>Charging (y/n)</text:p>
                <draw:g>
                  <svg:desc>'energy-reg2prism'.H2:'energy-reg2prism'.H2</svg:desc>
                </draw:g>
              </table:table-cell>
              <table:table-cell office:value-type="string">
                <text:p>Rotations (y/n)</text:p>
                <draw:g>
                  <svg:desc>'energy-reg2prism'.I2:'energy-reg2prism'.I2</svg:desc>
                </draw:g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  <table:table-cell office:value-type="string">
                <text:p>SMT time (s)</text:p>
                <draw:g>
                  <svg:desc>'energy-reg2prism'.M2:'energy-reg2prism'.M2</svg:desc>
                </draw:g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  <table:table-cell office:value-type="string">
                <text:p>PRISM time (s)</text:p>
                <draw:g>
                  <svg:desc>'energy-reg2prism'.O2:'energy-reg2prism'.O2</svg:desc>
                </draw:g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  <table:table-cell office:value-type="string">
                <text:p>IPL overhead(s)</text:p>
                <draw:g>
                  <svg:desc>'energy-reg2prism'.R2:'energy-reg2prism'.R2</svg:desc>
                </draw:g>
              </table:table-cell>
              <table:table-cell office:value-type="string">
                <text:p>IPL overhead (%)</text:p>
                <draw:g>
                  <svg:desc>'energy-reg2prism'.S2:'energy-reg2prism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nergy-reg2prism'.A3:'energy-reg2prism'.A27</svg:desc>
                </draw:g>
              </table:table-cell>
              <table:table-cell office:value-type="float" office:value="NaN">
                <text:p>NaN</text:p>
                <draw:g>
                  <svg:desc>'energy-reg2prism'.B3:'energy-reg2prism'.B27</svg:desc>
                </draw:g>
              </table:table-cell>
              <table:table-cell office:value-type="float" office:value="NaN">
                <text:p>NaN</text:p>
                <draw:g>
                  <svg:desc>'energy-reg2prism'.C3:'energy-reg2prism'.C27</svg:desc>
                </draw:g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NaN">
                <text:p>NaN</text:p>
                <draw:g>
                  <svg:desc>'energy-reg2prism'.G3:'energy-reg2prism'.G27</svg:desc>
                </draw:g>
              </table:table-cell>
              <table:table-cell office:value-type="float" office:value="NaN">
                <text:p>NaN</text:p>
                <draw:g>
                  <svg:desc>'energy-reg2prism'.H3:'energy-reg2prism'.H27</svg:desc>
                </draw:g>
              </table:table-cell>
              <table:table-cell office:value-type="float" office:value="NaN">
                <text:p>NaN</text:p>
                <draw:g>
                  <svg:desc>'energy-reg2prism'.I3:'energy-reg2prism'.I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  <table:table-cell office:value-type="float" office:value="4.012">
                <text:p>4.012</text:p>
                <draw:g>
                  <svg:desc>'energy-reg2prism'.M3:'energy-reg2prism'.M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  <table:table-cell office:value-type="float" office:value="16.014">
                <text:p>16.014</text:p>
                <draw:g>
                  <svg:desc>'energy-reg2prism'.O3:'energy-reg2prism'.O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  <table:table-cell office:value-type="float" office:value="0.394000000000002">
                <text:p>0.394000000000002</text:p>
                <draw:g>
                  <svg:desc>'energy-reg2prism'.R3:'energy-reg2prism'.R27</svg:desc>
                </draw:g>
              </table:table-cell>
              <table:table-cell office:value-type="float" office:value="1.92948090107738">
                <text:p>1.92948090107738</text:p>
                <draw:g>
                  <svg:desc>'energy-reg2prism'.S3:'energy-reg2prism'.S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8.486">
                <text:p>28.486</text:p>
              </table:table-cell>
              <table:table-cell office:value-type="float" office:value="5.549">
                <text:p>5.549</text:p>
              </table:table-cell>
              <table:table-cell office:value-type="float" office:value="5.477">
                <text:p>5.477</text:p>
              </table:table-cell>
              <table:table-cell office:value-type="float" office:value="22.674">
                <text:p>22.674</text:p>
              </table:table-cell>
              <table:table-cell office:value-type="float" office:value="22.624">
                <text:p>22.624</text:p>
              </table:table-cell>
              <table:table-cell office:value-type="float" office:value="0.136925">
                <text:p>0.136925</text:p>
              </table:table-cell>
              <table:table-cell office:value-type="float" office:value="0.385000000000002">
                <text:p>0.385000000000002</text:p>
              </table:table-cell>
              <table:table-cell office:value-type="float" office:value="1.35154110791266">
                <text:p>1.3515411079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65.151">
                <text:p>65.151</text:p>
              </table:table-cell>
              <table:table-cell office:value-type="float" office:value="9.672">
                <text:p>9.672</text:p>
              </table:table-cell>
              <table:table-cell office:value-type="float" office:value="9.541">
                <text:p>9.541</text:p>
              </table:table-cell>
              <table:table-cell office:value-type="float" office:value="55.182">
                <text:p>55.182</text:p>
              </table:table-cell>
              <table:table-cell office:value-type="float" office:value="55.146">
                <text:p>55.146</text:p>
              </table:table-cell>
              <table:table-cell office:value-type="float" office:value="0.280617647058824">
                <text:p>0.280617647058824</text:p>
              </table:table-cell>
              <table:table-cell office:value-type="float" office:value="0.463999999999999">
                <text:p>0.463999999999999</text:p>
              </table:table-cell>
              <table:table-cell office:value-type="float" office:value="0.71219167779466">
                <text:p>0.71219167779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94.015">
                <text:p>94.015</text:p>
              </table:table-cell>
              <table:table-cell office:value-type="float" office:value="7.769">
                <text:p>7.769</text:p>
              </table:table-cell>
              <table:table-cell office:value-type="float" office:value="7.742">
                <text:p>7.742</text:p>
              </table:table-cell>
              <table:table-cell office:value-type="float" office:value="85.87">
                <text:p>85.87</text:p>
              </table:table-cell>
              <table:table-cell office:value-type="float" office:value="85.841">
                <text:p>85.841</text:p>
              </table:table-cell>
              <table:table-cell office:value-type="float" office:value="0.483875">
                <text:p>0.483875</text:p>
              </table:table-cell>
              <table:table-cell office:value-type="float" office:value="0.432000000000002">
                <text:p>0.432000000000002</text:p>
              </table:table-cell>
              <table:table-cell office:value-type="float" office:value="0.459501143434561">
                <text:p>0.459501143434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93.052">
                <text:p>93.052</text:p>
              </table:table-cell>
              <table:table-cell office:value-type="float" office:value="55.355">
                <text:p>55.355</text:p>
              </table:table-cell>
              <table:table-cell office:value-type="float" office:value="54.971">
                <text:p>54.971</text:p>
              </table:table-cell>
              <table:table-cell office:value-type="float" office:value="37.096">
                <text:p>37.096</text:p>
              </table:table-cell>
              <table:table-cell office:value-type="float" office:value="36.992">
                <text:p>36.992</text:p>
              </table:table-cell>
              <table:table-cell office:value-type="float" office:value="0.387119718309859">
                <text:p>0.387119718309859</text:p>
              </table:table-cell>
              <table:table-cell office:value-type="float" office:value="1.08900000000001">
                <text:p>1.08900000000001</text:p>
              </table:table-cell>
              <table:table-cell office:value-type="float" office:value="1.17031337316771">
                <text:p>1.1703133731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238.54">
                <text:p>238.54</text:p>
              </table:table-cell>
              <table:table-cell office:value-type="float" office:value="142.62">
                <text:p>142.62</text:p>
              </table:table-cell>
              <table:table-cell office:value-type="float" office:value="142.255">
                <text:p>142.255</text:p>
              </table:table-cell>
              <table:table-cell office:value-type="float" office:value="95.273">
                <text:p>95.273</text:p>
              </table:table-cell>
              <table:table-cell office:value-type="float" office:value="95.1450000000001">
                <text:p>95.1450000000001</text:p>
              </table:table-cell>
              <table:table-cell office:value-type="float" office:value="0.781620879120879">
                <text:p>0.781620879120879</text:p>
              </table:table-cell>
              <table:table-cell office:value-type="float" office:value="1.1399999999999">
                <text:p>1.1399999999999</text:p>
              </table:table-cell>
              <table:table-cell office:value-type="float" office:value="0.477907269221054">
                <text:p>0.477907269221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432.842">
                <text:p>432.842</text:p>
              </table:table-cell>
              <table:table-cell office:value-type="float" office:value="234.076">
                <text:p>234.076</text:p>
              </table:table-cell>
              <table:table-cell office:value-type="float" office:value="233.613">
                <text:p>233.613</text:p>
              </table:table-cell>
              <table:table-cell office:value-type="float" office:value="197.508">
                <text:p>197.508</text:p>
              </table:table-cell>
              <table:table-cell office:value-type="float" office:value="197.34">
                <text:p>197.34</text:p>
              </table:table-cell>
              <table:table-cell office:value-type="float" office:value="1.08154166666667">
                <text:p>1.08154166666667</text:p>
              </table:table-cell>
              <table:table-cell office:value-type="float" office:value="1.88899999999998">
                <text:p>1.88899999999998</text:p>
              </table:table-cell>
              <table:table-cell office:value-type="float" office:value="0.436417907689176">
                <text:p>0.436417907689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783.766">
                <text:p>783.766</text:p>
              </table:table-cell>
              <table:table-cell office:value-type="float" office:value="336.41">
                <text:p>336.41</text:p>
              </table:table-cell>
              <table:table-cell office:value-type="float" office:value="335.926">
                <text:p>335.926</text:p>
              </table:table-cell>
              <table:table-cell office:value-type="float" office:value="446.119">
                <text:p>446.119</text:p>
              </table:table-cell>
              <table:table-cell office:value-type="float" office:value="445.959">
                <text:p>445.959</text:p>
              </table:table-cell>
              <table:table-cell office:value-type="float" office:value="1.44795689655172">
                <text:p>1.44795689655172</text:p>
              </table:table-cell>
              <table:table-cell office:value-type="float" office:value="1.88099999999997">
                <text:p>1.88099999999997</text:p>
              </table:table-cell>
              <table:table-cell office:value-type="float" office:value="0.239995100578485">
                <text:p>0.239995100578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66.798">
                <text:p>66.798</text:p>
              </table:table-cell>
              <table:table-cell office:value-type="float" office:value="22.702">
                <text:p>22.702</text:p>
              </table:table-cell>
              <table:table-cell office:value-type="float" office:value="20.709">
                <text:p>20.709</text:p>
              </table:table-cell>
              <table:table-cell office:value-type="float" office:value="43.731">
                <text:p>43.731</text:p>
              </table:table-cell>
              <table:table-cell office:value-type="float" office:value="43.671">
                <text:p>43.671</text:p>
              </table:table-cell>
              <table:table-cell office:value-type="float" office:value="0.240802325581395">
                <text:p>0.240802325581395</text:p>
              </table:table-cell>
              <table:table-cell office:value-type="float" office:value="2.418">
                <text:p>2.418</text:p>
              </table:table-cell>
              <table:table-cell office:value-type="float" office:value="3.61986885834905">
                <text:p>3.61986885834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5.115">
                <text:p>105.115</text:p>
              </table:table-cell>
              <table:table-cell office:value-type="float" office:value="37.657">
                <text:p>37.657</text:p>
              </table:table-cell>
              <table:table-cell office:value-type="float" office:value="37.497">
                <text:p>37.497</text:p>
              </table:table-cell>
              <table:table-cell office:value-type="float" office:value="67.005">
                <text:p>67.005</text:p>
              </table:table-cell>
              <table:table-cell office:value-type="float" office:value="66.924">
                <text:p>66.924</text:p>
              </table:table-cell>
              <table:table-cell office:value-type="float" office:value="0.37497">
                <text:p>0.37497</text:p>
              </table:table-cell>
              <table:table-cell office:value-type="float" office:value="0.693999999999988">
                <text:p>0.693999999999988</text:p>
              </table:table-cell>
              <table:table-cell office:value-type="float" office:value="0.660229272701316">
                <text:p>0.660229272701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65.007">
                <text:p>165.007</text:p>
              </table:table-cell>
              <table:table-cell office:value-type="float" office:value="47.767">
                <text:p>47.767</text:p>
              </table:table-cell>
              <table:table-cell office:value-type="float" office:value="47.583">
                <text:p>47.583</text:p>
              </table:table-cell>
              <table:table-cell office:value-type="float" office:value="116.667">
                <text:p>116.667</text:p>
              </table:table-cell>
              <table:table-cell office:value-type="float" office:value="116.581">
                <text:p>116.581</text:p>
              </table:table-cell>
              <table:table-cell office:value-type="float" office:value="0.440583333333333">
                <text:p>0.440583333333333</text:p>
              </table:table-cell>
              <table:table-cell office:value-type="float" office:value="0.843000000000004">
                <text:p>0.843000000000004</text:p>
              </table:table-cell>
              <table:table-cell office:value-type="float" office:value="0.510887416897467">
                <text:p>0.510887416897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99.874">
                <text:p>299.874</text:p>
              </table:table-cell>
              <table:table-cell office:value-type="float" office:value="107.944">
                <text:p>107.944</text:p>
              </table:table-cell>
              <table:table-cell office:value-type="float" office:value="104.601">
                <text:p>104.601</text:p>
              </table:table-cell>
              <table:table-cell office:value-type="float" office:value="191.088">
                <text:p>191.088</text:p>
              </table:table-cell>
              <table:table-cell office:value-type="float" office:value="190.997">
                <text:p>190.997</text:p>
              </table:table-cell>
              <table:table-cell office:value-type="float" office:value="1.05657575757576">
                <text:p>1.05657575757576</text:p>
              </table:table-cell>
              <table:table-cell office:value-type="float" office:value="4.27600000000001">
                <text:p>4.27600000000001</text:p>
              </table:table-cell>
              <table:table-cell office:value-type="float" office:value="1.42593222486778">
                <text:p>1.42593222486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156.893">
                <text:p>156.893</text:p>
              </table:table-cell>
              <table:table-cell office:value-type="float" office:value="71.4">
                <text:p>71.4</text:p>
              </table:table-cell>
              <table:table-cell office:value-type="float" office:value="71.004">
                <text:p>71.004</text:p>
              </table:table-cell>
              <table:table-cell office:value-type="float" office:value="84.96">
                <text:p>84.96</text:p>
              </table:table-cell>
              <table:table-cell office:value-type="float" office:value="84.862">
                <text:p>84.862</text:p>
              </table:table-cell>
              <table:table-cell office:value-type="float" office:value="0.364123076923077">
                <text:p>0.364123076923077</text:p>
              </table:table-cell>
              <table:table-cell office:value-type="float" office:value="1.027">
                <text:p>1.027</text:p>
              </table:table-cell>
              <table:table-cell office:value-type="float" office:value="0.654586246677673">
                <text:p>0.654586246677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415.997">
                <text:p>415.997</text:p>
              </table:table-cell>
              <table:table-cell office:value-type="float" office:value="243.84">
                <text:p>243.84</text:p>
              </table:table-cell>
              <table:table-cell office:value-type="float" office:value="243.131">
                <text:p>243.131</text:p>
              </table:table-cell>
              <table:table-cell office:value-type="float" office:value="171.241">
                <text:p>171.241</text:p>
              </table:table-cell>
              <table:table-cell office:value-type="float" office:value="171.057">
                <text:p>171.057</text:p>
              </table:table-cell>
              <table:table-cell office:value-type="float" office:value="0.824172881355932">
                <text:p>0.824172881355932</text:p>
              </table:table-cell>
              <table:table-cell office:value-type="float" office:value="1.80900000000003">
                <text:p>1.80900000000003</text:p>
              </table:table-cell>
              <table:table-cell office:value-type="float" office:value="0.434858905232496">
                <text:p>0.434858905232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843.522">
                <text:p>843.522</text:p>
              </table:table-cell>
              <table:table-cell office:value-type="float" office:value="468.883">
                <text:p>468.883</text:p>
              </table:table-cell>
              <table:table-cell office:value-type="float" office:value="467.791">
                <text:p>467.791</text:p>
              </table:table-cell>
              <table:table-cell office:value-type="float" office:value="373.342">
                <text:p>373.342</text:p>
              </table:table-cell>
              <table:table-cell office:value-type="float" office:value="373.063">
                <text:p>373.063</text:p>
              </table:table-cell>
              <table:table-cell office:value-type="float" office:value="1.16077171215881">
                <text:p>1.16077171215881</text:p>
              </table:table-cell>
              <table:table-cell office:value-type="float" office:value="2.66800000000006">
                <text:p>2.66800000000006</text:p>
              </table:table-cell>
              <table:table-cell office:value-type="float" office:value="0.316292876771449">
                <text:p>0.316292876771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1608.035">
                <text:p>1608.035</text:p>
              </table:table-cell>
              <table:table-cell office:value-type="float" office:value="949.937">
                <text:p>949.937</text:p>
              </table:table-cell>
              <table:table-cell office:value-type="float" office:value="948.146000000001">
                <text:p>948.146000000001</text:p>
              </table:table-cell>
              <table:table-cell office:value-type="float" office:value="656.102">
                <text:p>656.102</text:p>
              </table:table-cell>
              <table:table-cell office:value-type="float" office:value="655.781999999999">
                <text:p>655.781999999999</text:p>
              </table:table-cell>
              <table:table-cell office:value-type="float" office:value="1.88873705179283">
                <text:p>1.88873705179283</text:p>
              </table:table-cell>
              <table:table-cell office:value-type="float" office:value="4.10700000000008">
                <text:p>4.10700000000008</text:p>
              </table:table-cell>
              <table:table-cell office:value-type="float" office:value="0.255404888575192">
                <text:p>0.2554048885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2876.551">
                <text:p>2876.551</text:p>
              </table:table-cell>
              <table:table-cell office:value-type="float" office:value="1467.684">
                <text:p>1467.684</text:p>
              </table:table-cell>
              <table:table-cell office:value-type="float" office:value="1463.825">
                <text:p>1463.825</text:p>
              </table:table-cell>
              <table:table-cell office:value-type="float" office:value="1407.214">
                <text:p>1407.214</text:p>
              </table:table-cell>
              <table:table-cell office:value-type="float" office:value="1406.78">
                <text:p>1406.78</text:p>
              </table:table-cell>
              <table:table-cell office:value-type="float" office:value="2.61864937388193">
                <text:p>2.61864937388193</text:p>
              </table:table-cell>
              <table:table-cell office:value-type="float" office:value="5.94599999999991">
                <text:p>5.94599999999991</text:p>
              </table:table-cell>
              <table:table-cell office:value-type="float" office:value="0.206705877976782">
                <text:p>0.20670587797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235.08">
                <text:p>235.08</text:p>
              </table:table-cell>
              <table:table-cell office:value-type="float" office:value="213.13">
                <text:p>213.13</text:p>
              </table:table-cell>
              <table:table-cell office:value-type="float" office:value="212.969">
                <text:p>212.969</text:p>
              </table:table-cell>
              <table:table-cell office:value-type="float" office:value="19.675">
                <text:p>19.675</text:p>
              </table:table-cell>
              <table:table-cell office:value-type="float" office:value="19.47">
                <text:p>19.47</text:p>
              </table:table-cell>
              <table:table-cell office:value-type="float" office:value="3.80301785714286">
                <text:p>3.80301785714286</text:p>
              </table:table-cell>
              <table:table-cell office:value-type="float" office:value="2.64100000000002">
                <text:p>2.64100000000002</text:p>
              </table:table-cell>
              <table:table-cell office:value-type="float" office:value="1.12344733707675">
                <text:p>1.1234473370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52.006">
                <text:p>352.006</text:p>
              </table:table-cell>
              <table:table-cell office:value-type="float" office:value="315.57">
                <text:p>315.57</text:p>
              </table:table-cell>
              <table:table-cell office:value-type="float" office:value="314.779">
                <text:p>314.779</text:p>
              </table:table-cell>
              <table:table-cell office:value-type="float" office:value="33.115">
                <text:p>33.115</text:p>
              </table:table-cell>
              <table:table-cell office:value-type="float" office:value="33.019">
                <text:p>33.019</text:p>
              </table:table-cell>
              <table:table-cell office:value-type="float" office:value="5.24631666666667">
                <text:p>5.24631666666667</text:p>
              </table:table-cell>
              <table:table-cell office:value-type="float" office:value="4.20799999999998">
                <text:p>4.20799999999998</text:p>
              </table:table-cell>
              <table:table-cell office:value-type="float" office:value="1.19543416873575">
                <text:p>1.19543416873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518.549">
                <text:p>518.549</text:p>
              </table:table-cell>
              <table:table-cell office:value-type="float" office:value="450.772">
                <text:p>450.772</text:p>
              </table:table-cell>
              <table:table-cell office:value-type="float" office:value="450.674">
                <text:p>450.674</text:p>
              </table:table-cell>
              <table:table-cell office:value-type="float" office:value="63.606">
                <text:p>63.606</text:p>
              </table:table-cell>
              <table:table-cell office:value-type="float" office:value="63.552">
                <text:p>63.552</text:p>
              </table:table-cell>
              <table:table-cell office:value-type="float" office:value="10.2425909090909">
                <text:p>10.2425909090909</text:p>
              </table:table-cell>
              <table:table-cell office:value-type="float" office:value="4.323">
                <text:p>4.323</text:p>
              </table:table-cell>
              <table:table-cell office:value-type="float" office:value="0.833672420542707">
                <text:p>0.83367242054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2815.049">
                <text:p>2815.049</text:p>
              </table:table-cell>
              <table:table-cell office:value-type="float" office:value="2768.134">
                <text:p>2768.134</text:p>
              </table:table-cell>
              <table:table-cell office:value-type="float" office:value="2767.266">
                <text:p>2767.266</text:p>
              </table:table-cell>
              <table:table-cell office:value-type="float" office:value="42.092">
                <text:p>42.092</text:p>
              </table:table-cell>
              <table:table-cell office:value-type="float" office:value="41.275">
                <text:p>41.275</text:p>
              </table:table-cell>
              <table:table-cell office:value-type="float" office:value="17.0818888888889">
                <text:p>17.0818888888889</text:p>
              </table:table-cell>
              <table:table-cell office:value-type="float" office:value="6.5079999999999">
                <text:p>6.5079999999999</text:p>
              </table:table-cell>
              <table:table-cell office:value-type="float" office:value="0.231186029088655">
                <text:p>0.23118602908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5773.488">
                <text:p>5773.488</text:p>
              </table:table-cell>
              <table:table-cell office:value-type="float" office:value="5692.262">
                <text:p>5692.262</text:p>
              </table:table-cell>
              <table:table-cell office:value-type="float" office:value="5691.494">
                <text:p>5691.494</text:p>
              </table:table-cell>
              <table:table-cell office:value-type="float" office:value="75.532">
                <text:p>75.532</text:p>
              </table:table-cell>
              <table:table-cell office:value-type="float" office:value="75.375">
                <text:p>75.375</text:p>
              </table:table-cell>
              <table:table-cell office:value-type="float" office:value="25.6373603603604">
                <text:p>25.6373603603604</text:p>
              </table:table-cell>
              <table:table-cell office:value-type="float" office:value="6.6190000000006">
                <text:p>6.6190000000006</text:p>
              </table:table-cell>
              <table:table-cell office:value-type="float" office:value="0.114644734690721">
                <text:p>0.114644734690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8793.374">
                <text:p>8793.374</text:p>
              </table:table-cell>
              <table:table-cell office:value-type="float" office:value="8618.408">
                <text:p>8618.408</text:p>
              </table:table-cell>
              <table:table-cell office:value-type="float" office:value="8617.445">
                <text:p>8617.445</text:p>
              </table:table-cell>
              <table:table-cell office:value-type="float" office:value="168.082">
                <text:p>168.082</text:p>
              </table:table-cell>
              <table:table-cell office:value-type="float" office:value="167.861">
                <text:p>167.861</text:p>
              </table:table-cell>
              <table:table-cell office:value-type="float" office:value="32.3964097744361">
                <text:p>32.3964097744361</text:p>
              </table:table-cell>
              <table:table-cell office:value-type="float" office:value="8.0680000000001">
                <text:p>8.0680000000001</text:p>
              </table:table-cell>
              <table:table-cell office:value-type="float" office:value="0.0917509024408617">
                <text:p>0.0917509024408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10403.835">
                <text:p>10403.835</text:p>
              </table:table-cell>
              <table:table-cell office:value-type="float" office:value="10137.321">
                <text:p>10137.321</text:p>
              </table:table-cell>
              <table:table-cell office:value-type="float" office:value="10136.395">
                <text:p>10136.395</text:p>
              </table:table-cell>
              <table:table-cell office:value-type="float" office:value="256.248">
                <text:p>256.248</text:p>
              </table:table-cell>
              <table:table-cell office:value-type="float" office:value="255.994">
                <text:p>255.994</text:p>
              </table:table-cell>
              <table:table-cell office:value-type="float" office:value="38.1067481203007">
                <text:p>38.1067481203007</text:p>
              </table:table-cell>
              <table:table-cell office:value-type="float" office:value="11.4459999999987">
                <text:p>11.4459999999987</text:p>
              </table:table-cell>
              <table:table-cell office:value-type="float" office:value="0.110017123493392">
                <text:p>0.110017123493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21078.645">
                <text:p>21078.645</text:p>
              </table:table-cell>
              <table:table-cell office:value-type="float" office:value="5663.48">
                <text:p>5663.48</text:p>
              </table:table-cell>
              <table:table-cell office:value-type="float" office:value="5661.524">
                <text:p>5661.524</text:p>
              </table:table-cell>
              <table:table-cell office:value-type="float" office:value="15410.583">
                <text:p>15410.583</text:p>
              </table:table-cell>
              <table:table-cell office:value-type="float" office:value="15410.331">
                <text:p>15410.331</text:p>
              </table:table-cell>
              <table:table-cell office:value-type="float" office:value="12.8671">
                <text:p>12.8671</text:p>
              </table:table-cell>
              <table:table-cell office:value-type="float" office:value="6.78999999999905">
                <text:p>6.78999999999905</text:p>
              </table:table-cell>
              <table:table-cell office:value-type="float" office:value="0.0322126967838732">
                <text:p>0.0322126967838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6cm" svg:y="4.216cm" style:legend-expansion="high" chart:style-name="ch2"/>
        <chart:plot-area chart:style-name="ch3" table:cell-range-address="'Feature Analysis'.B2:'Feature Analysis'.B8 'Feature Analysis'.F1:'Feature Analysis'.F8" chart:data-source-has-labels="row" svg:x="0.32cm" svg:y="0.18cm" svg:width="11.796cm" svg:height="8.64cm">
          <chartooo:coordinate-region svg:x="1.341cm" svg:y="0.365cm" svg:width="10.148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F2:'Feature Analysis'.F8" chart:label-cell-address="'Feature Analysis'.F1:'Feature Analysis'.F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interp time (s)</text:p>
                <draw:g>
                  <svg:desc>'Feature Analysis'.F1:'Feature Analysi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44.94625">
                <text:p>44.94625</text:p>
                <draw:g>
                  <svg:desc>'Feature Analysis'.F2:'Feature Analysis'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3.999">
                <text:p>193.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4.62275">
                <text:p>104.62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8.7986666666667">
                <text:p>38.798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38.5718">
                <text:p>538.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5.4885">
                <text:p>135.4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7130.1265">
                <text:p>27130.12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73cm" svg:y="4.216cm" style:legend-expansion="high" chart:style-name="ch2"/>
        <chart:plot-area chart:style-name="ch3" table:cell-range-address="'Feature Analysis'.B2:'Feature Analysis'.B8 'Feature Analysis'.G1:'Feature Analysis'.G8" chart:data-source-has-labels="row" svg:x="0.32cm" svg:y="0.18cm" svg:width="10.333cm" svg:height="8.64cm">
          <chartooo:coordinate-region svg:x="1.052cm" svg:y="0.364cm" svg:width="9.263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G2:'Feature Analysis'.G8" chart:label-cell-address="'Feature Analysis'.G1:'Feature Analysis'.G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MT time per satval (s)</text:p>
                <draw:g>
                  <svg:desc>'Feature Analysis'.G1:'Feature Analysi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0.245414411764706">
                <text:p>0.245414411764706</text:p>
                <draw:g>
                  <svg:desc>'Feature Analysis'.G2:'Feature Analysis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4559790162282">
                <text:p>0.92455979016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28232854122622">
                <text:p>0.52823285412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.43064181096681">
                <text:p>6.43064181096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37129081922252">
                <text:p>1.3712908192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8.3056017859965">
                <text:p>28.3056017859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.1889180709534">
                <text:p>18.18891807095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8cm" svg:y="4.216cm" style:legend-expansion="high" chart:style-name="ch2"/>
        <chart:plot-area chart:style-name="ch3" table:cell-range-address="'Feature Analysis'.B2:'Feature Analysis'.B8 'Feature Analysis'.H1:'Feature Analysis'.H8" chart:data-source-has-labels="row" svg:x="0.32cm" svg:y="0.18cm" svg:width="9.968cm" svg:height="8.64cm">
          <chartooo:coordinate-region svg:x="1.052cm" svg:y="0.364cm" svg:width="8.898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H2:'Feature Analysis'.H8" chart:label-cell-address="'Feature Analysis'.H1:'Feature Analysis'.H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PRISM time per satval (s)</text:p>
                <draw:g>
                  <svg:desc>'Feature Analysis'.H1:'Feature Analysi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1.96822091911765">
                <text:p>1.96822091911765</text:p>
                <draw:g>
                  <svg:desc>'Feature Analysis'.H2:'Feature Analysis'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04782486901219">
                <text:p>0.904782486901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04643966388693">
                <text:p>1.0464396638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80786291486291">
                <text:p>0.780786291486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15273966796799">
                <text:p>1.15273966796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46937706817093">
                <text:p>0.54693770681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9.0463046286031">
                <text:p>39.04630462860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79cm" svg:y="4.216cm" style:legend-expansion="high" chart:style-name="ch2"/>
        <chart:plot-area chart:style-name="ch3" table:cell-range-address="'energy-reg2prism'.F3:'energy-reg2prism'.F27 'energy-reg2prism'.J2:'energy-reg2prism'.J27" chart:data-source-has-labels="row" svg:x="0.32cm" svg:y="0.18cm" svg:width="13.239cm" svg:height="8.64cm">
          <chartooo:coordinate-region svg:x="1.341cm" svg:y="0.365cm" svg:width="11.977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J3:'energy-reg2prism'.J27" chart:label-cell-address="'energy-reg2prism'.J2:'energy-reg2prism'.J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3cm" svg:y="4.216cm" style:legend-expansion="high" chart:style-name="ch2"/>
        <chart:plot-area chart:style-name="ch3" table:cell-range-address="'energy-reg2prism'.F3:'energy-reg2prism'.F27 'energy-reg2prism'.K2:'energy-reg2prism'.K27" chart:data-source-has-labels="row" svg:x="0.32cm" svg:y="0.18cm" svg:width="12.623cm" svg:height="8.64cm">
          <chartooo:coordinate-region svg:x="1.341cm" svg:y="0.365cm" svg:width="10.974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K3:'energy-reg2prism'.K27" chart:label-cell-address="'energy-reg2prism'.K2:'energy-reg2prism'.K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.486">
                <text:p>28.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5.151">
                <text:p>65.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4.015">
                <text:p>94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3.052">
                <text:p>93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8.54">
                <text:p>238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2.842">
                <text:p>432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83.766">
                <text:p>783.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6.798">
                <text:p>66.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5.115">
                <text:p>105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5.007">
                <text:p>165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99.874">
                <text:p>299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6.893">
                <text:p>156.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15.997">
                <text:p>415.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843.522">
                <text:p>843.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08.035">
                <text:p>1608.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876.551">
                <text:p>2876.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35.08">
                <text:p>235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2.006">
                <text:p>352.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18.549">
                <text:p>518.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815.049">
                <text:p>2815.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773.488">
                <text:p>5773.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793.374">
                <text:p>8793.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403.835">
                <text:p>10403.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1078.645">
                <text:p>21078.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6cm" svg:y="4.216cm" style:legend-expansion="high" chart:style-name="ch2"/>
        <chart:plot-area chart:style-name="ch3" table:cell-range-address="'energy-reg2prism'.F3:'energy-reg2prism'.F27 'energy-reg2prism'.L2:'energy-reg2prism'.L27" chart:data-source-has-labels="row" svg:x="0.32cm" svg:y="0.18cm" svg:width="11.776cm" svg:height="8.64cm">
          <chartooo:coordinate-region svg:x="1.148cm" svg:y="0.364cm" svg:width="10.127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L3:'energy-reg2prism'.L27" chart:label-cell-address="'energy-reg2prism'.L2:'energy-reg2prism'.L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549">
                <text:p>5.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769">
                <text:p>7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.355">
                <text:p>55.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2.62">
                <text:p>142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4.076">
                <text:p>234.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36.41">
                <text:p>336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2.702">
                <text:p>22.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7.657">
                <text:p>37.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7.767">
                <text:p>47.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7.944">
                <text:p>107.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43.84">
                <text:p>243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68.883">
                <text:p>468.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49.937">
                <text:p>949.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67.684">
                <text:p>1467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13.13">
                <text:p>21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15.57">
                <text:p>315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50.772">
                <text:p>450.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768.134">
                <text:p>2768.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692.262">
                <text:p>5692.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618.408">
                <text:p>8618.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137.321">
                <text:p>10137.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663.48">
                <text:p>5663.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23cm" svg:y="4.216cm" style:legend-expansion="high" chart:style-name="ch2"/>
        <chart:plot-area chart:style-name="ch3" table:cell-range-address="'energy-reg2prism'.F3:'energy-reg2prism'.F27 'energy-reg2prism'.N2:'energy-reg2prism'.N27" chart:data-source-has-labels="row" svg:x="0.32cm" svg:y="0.18cm" svg:width="10.083cm" svg:height="8.64cm">
          <chartooo:coordinate-region svg:x="1.341cm" svg:y="0.365cm" svg:width="8.435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N3:'energy-reg2prism'.N27" chart:label-cell-address="'energy-reg2prism'.N2:'energy-reg2prism'.N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5.182">
                <text:p>55.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096">
                <text:p>37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5.273">
                <text:p>95.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7.508">
                <text:p>197.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6.119">
                <text:p>446.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.731">
                <text:p>43.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7.005">
                <text:p>67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6.667">
                <text:p>116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1.088">
                <text:p>191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1.241">
                <text:p>171.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73.342">
                <text:p>373.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56.102">
                <text:p>656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07.214">
                <text:p>1407.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9.675">
                <text:p>19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3.115">
                <text:p>33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3.606">
                <text:p>63.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2.092">
                <text:p>42.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75.532">
                <text:p>75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68.082">
                <text:p>168.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56.248">
                <text:p>256.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5410.583">
                <text:p>15410.5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4.216cm" style:legend-expansion="high" chart:style-name="ch2"/>
        <chart:plot-area chart:style-name="ch3" table:cell-range-address="'energy-reg2prism'.F3:'energy-reg2prism'.F27 'energy-reg2prism'.P2:'energy-reg2prism'.P27" chart:data-source-has-labels="row" svg:x="0.32cm" svg:y="0.18cm" svg:width="11.026cm" svg:height="8.64cm">
          <chartooo:coordinate-region svg:x="1.244cm" svg:y="0.365cm" svg:width="9.861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P3:'energy-reg2prism'.P27" chart:label-cell-address="'energy-reg2prism'.P2:'energy-reg2prism'.P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6925">
                <text:p>0.136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0617647058824">
                <text:p>0.28061764705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83875">
                <text:p>0.48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87119718309859">
                <text:p>0.387119718309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81620879120879">
                <text:p>0.78162087912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8154166666667">
                <text:p>1.081541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4795689655172">
                <text:p>1.44795689655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240802325581395">
                <text:p>0.240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7497">
                <text:p>0.3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440583333333333">
                <text:p>0.44058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05657575757576">
                <text:p>1.05657575757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364123076923077">
                <text:p>0.3641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824172881355932">
                <text:p>0.824172881355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.16077171215881">
                <text:p>1.16077171215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88873705179283">
                <text:p>1.88873705179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61864937388193">
                <text:p>2.61864937388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.80301785714286">
                <text:p>3.80301785714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.24631666666667">
                <text:p>5.2463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0.2425909090909">
                <text:p>10.242590909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.0818888888889">
                <text:p>17.081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5.6373603603604">
                <text:p>25.6373603603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2.3964097744361">
                <text:p>32.3964097744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38.1067481203007">
                <text:p>38.106748120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.8671">
                <text:p>12.86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cm" svg:y="4.216cm" style:legend-expansion="high" chart:style-name="ch2"/>
        <chart:plot-area chart:style-name="ch3" table:cell-range-address="'energy-reg2prism'.F3:'energy-reg2prism'.F27 'energy-reg2prism'.Q2:'energy-reg2prism'.Q27" chart:data-source-has-labels="row" svg:x="0.32cm" svg:y="0.18cm" svg:width="10.66cm" svg:height="8.64cm">
          <chartooo:coordinate-region svg:x="1.052cm" svg:y="0.364cm" svg:width="9.59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Q3:'energy-reg2prism'.Q27" chart:label-cell-address="'energy-reg2prism'.Q2:'energy-reg2prism'.Q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RISM time per satval (s)</text:p>
                <draw:g>
                  <svg:desc>'energy-reg2prism'.Q2:'energy-reg2prism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0.32028">
                <text:p>0.32028</text:p>
                <draw:g>
                  <svg:desc>'energy-reg2prism'.Q3:'energy-reg2prism'.Q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656">
                <text:p>0.5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62194117647059">
                <text:p>1.621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3650625">
                <text:p>5.365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60507042253521">
                <text:p>0.26050704225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22774725274726">
                <text:p>0.522774725274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13611111111111">
                <text:p>0.9136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92223706896552">
                <text:p>1.9222370689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507802325581395">
                <text:p>0.507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924">
                <text:p>0.66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.0794537037037">
                <text:p>1.079453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92926262626263">
                <text:p>1.92926262626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435189743589744">
                <text:p>0.435189743589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79854237288136">
                <text:p>0.579854237288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25714640198511">
                <text:p>0.925714640198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30633864541832">
                <text:p>1.30633864541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51660107334526">
                <text:p>2.51660107334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347678571428571">
                <text:p>0.34767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550316666666667">
                <text:p>0.5503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.44436363636364">
                <text:p>1.444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54783950617284">
                <text:p>0.254783950617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339527027027027">
                <text:p>0.339527027027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631056390977444">
                <text:p>0.63105639097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962383458646617">
                <text:p>0.962383458646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5.0234795454545">
                <text:p>35.02347954545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7cm" svg:y="4.216cm" style:legend-expansion="high" chart:style-name="ch2"/>
        <chart:plot-area chart:style-name="ch3" table:cell-range-address="'Feature Analysis'.B2:'Feature Analysis'.B8 'Feature Analysis'.D1:'Feature Analysis'.D8" chart:data-source-has-labels="row" svg:x="0.32cm" svg:y="0.18cm" svg:width="12.007cm" svg:height="8.64cm">
          <chartooo:coordinate-region svg:x="1.341cm" svg:y="0.365cm" svg:width="10.359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D2:'Feature Analysis'.D8" chart:label-cell-address="'Feature Analysis'.D1:'Feature Analysis'.D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total time (s)</text:p>
                <draw:g>
                  <svg:desc>'Feature Analysis'.D1:'Feature Analysi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52.018">
                <text:p>52.018</text:p>
                <draw:g>
                  <svg:desc>'Feature Analysis'.D2:'Feature Analysis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9.1985">
                <text:p>159.1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68.545">
                <text:p>368.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80.1996">
                <text:p>1180.1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946.4365">
                <text:p>6946.4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0575.6565">
                <text:p>40575.65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81cm" svg:y="4.216cm" style:legend-expansion="high" chart:style-name="ch2"/>
        <chart:plot-area chart:style-name="ch3" table:cell-range-address="'Feature Analysis'.B2:'Feature Analysis'.B8 'Feature Analysis'.E1:'Feature Analysis'.E8" chart:data-source-has-labels="row" svg:x="0.32cm" svg:y="0.18cm" svg:width="11.141cm" svg:height="8.64cm">
          <chartooo:coordinate-region svg:x="1.148cm" svg:y="0.364cm" svg:width="9.493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E2:'Feature Analysis'.E8" chart:label-cell-address="'Feature Analysis'.E1:'Feature Analysis'.E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aturation time (s)</text:p>
                <draw:g>
                  <svg:desc>'Feature Analysis'.E1:'Feature Analysi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6.77175">
                <text:p>6.77175</text:p>
                <draw:g>
                  <svg:desc>'Feature Analysis'.E2:'Feature Analysis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2.11525">
                <text:p>192.11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4.0175">
                <text:p>54.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26.490666666667">
                <text:p>326.49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40.3488">
                <text:p>640.3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804.03125">
                <text:p>6804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3439.152">
                <text:p>13439.1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